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color="#e394dc" loext:opacity="100%" fo:background-color="#181818"/>
    </style:style>
    <style:style style:name="P2" style:family="paragraph" style:parent-style-name="Standard">
      <style:paragraph-properties fo:margin-left="0cm" fo:margin-right="0cm" fo:text-indent="0cm" style:auto-text-indent="false"/>
      <style:text-properties fo:background-color="#181818"/>
    </style:style>
    <style:style style:name="P3" style:family="paragraph" style:parent-style-name="Standard">
      <style:text-properties fo:background-color="#181818"/>
    </style:style>
    <style:style style:name="P4" style:family="paragraph" style:parent-style-name="Standard">
      <style:paragraph-properties fo:margin-left="0cm" fo:margin-right="0cm" fo:text-indent="0cm" style:auto-text-indent="false"/>
      <style:text-properties fo:color="#d6d6dd" loext:opacity="100%" fo:background-color="#181818"/>
    </style:style>
    <style:style style:name="P5" style:family="paragraph" style:parent-style-name="Standard">
      <style:paragraph-properties fo:margin-top="0cm" fo:margin-bottom="0.499cm" style:contextual-spacing="false"/>
    </style:style>
    <style:style style:name="P6" style:family="paragraph" style:parent-style-name="Standard">
      <style:text-properties officeooo:paragraph-rsid="0009636d"/>
    </style:style>
    <style:style style:name="T1" style:family="text">
      <style:text-properties fo:color="#d6d6dd" loext:opacity="100%"/>
    </style:style>
    <style:style style:name="T2" style:family="text">
      <style:text-properties fo:color="#82d2ce" loext:opacity="100%"/>
    </style:style>
    <style:style style:name="T3" style:family="text">
      <style:text-properties fo:color="#e394dc" loext:opacity="100%"/>
    </style:style>
    <style:style style:name="T4" style:family="text">
      <style:text-properties fo:color="#aaa0fa" loext:opacity="100%"/>
    </style:style>
    <style:style style:name="T5" style:family="text">
      <style:text-properties fo:color="#f8c762" loext:opacity="100%"/>
    </style:style>
    <style:style style:name="T6" style:family="text">
      <style:text-properties fo:color="#ebc88d" loext:opacity="100%"/>
    </style:style>
    <style:style style:name="T7" style:family="text">
      <style:text-properties fo:color="#83d6c5" loext:opacity="100%"/>
    </style:style>
    <style:style style:name="T8" style:family="text">
      <style:text-properties fo:color="#d1d1d1" loext:opacity="100%"/>
    </style:style>
    <style:style style:name="T9" style:family="text">
      <style:text-properties fo:color="#94c1fa" loext:opacity="100%"/>
    </style:style>
    <style:style style:name="T10" style:family="text">
      <style:text-properties fo:background-color="#181818" loext:char-shading-value="0"/>
    </style:style>
    <style:style style:name="T11" style:family="text">
      <style:text-properties officeooo:rsid="0009636d"/>
    </style:style>
    <style:style style:name="T12" style:family="text">
      <style:text-properties fo:color="#aa9bf5" loext:opacity="100%"/>
    </style:style>
    <style:style style:name="T13" style:family="text">
      <style:text-properties fo:color="#87c3ff"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Module: trader.py</text:p>
      <text:p text:style-name="Standard">Author: Your Name</text:p>
      <text:p text:style-name="Standard">Created on: Date</text:p>
      <text:p text:style-name="Standard">Purpose:</text:p>
      <text:p text:style-name="Standard"><text:s text:c="4"/>This module is designed to facilitate automated trading by collecting and analyzing market data,</text:p>
      <text:p text:style-name="Standard"><text:s text:c="4"/>implementing trading strategies, and executing trades. It integrates various data sources including</text:p>
      <text:p text:style-name="Standard"><text:s text:c="4"/>historical price data, market sentiment from news articles and social media, and real-time order book data.</text:p>
      <text:p text:style-name="Standard"><text:s text:c="4"/>It leverages machine learning models for data analysis and prediction, incorporates multiple trading strategies,</text:p>
      <text:p text:style-name="Standard"><text:s text:c="4"/>and includes advanced risk management techniques. The module also features a user-friendly configuration,</text:p>
      <text:p text:style-name="Standard"><text:s text:c="4"/>real-time monitoring, and robust error handling and logging for scalability and maintainability.</text:p>
      <text:p text:style-name="Standard"/>
      <text:p text:style-name="Standard">Functionalities:</text:p>
      <text:p text:style-name="Standard"><text:s text:c="4"/>- Collect and analyze market data from multiple sources.</text:p>
      <text:p text:style-name="Standard"><text:s text:c="4"/>- Implement and execute various trading strategies based on market conditions.</text:p>
      <text:p text:style-name="Standard"><text:s text:c="4"/>- Utilize machine learning models for market trend prediction.</text:p>
      <text:p text:style-name="Standard"><text:s text:c="4"/>- Provide advanced risk management and portfolio diversification.</text:p>
      <text:p text:style-name="Standard"><text:s text:c="4"/>- Offer a customizable trading experience through user configuration.</text:p>
      <text:p text:style-name="Standard"><text:s text:c="4"/>- Enable real-time monitoring and alerting of bot activity and market conditions.</text:p>
      <text:p text:style-name="Standard">"""</text:p>
      <text:p text:style-name="Standard"/>
      <text:p text:style-name="Standard"># Importing necessary packages</text:p>
      <text:p text:style-name="Standard">import pandas as pd <text:s/># For data manipulation and analysis</text:p>
      <text:p text:style-name="Standard">import requests <text:s/># For making HTTP requests to a specified URL</text:p>
      <text:p text:style-name="Standard">import pandas_ta as ta <text:s/># For technical analysis indicators</text:p>
      <text:p text:style-name="Standard">import matplotlib.pyplot as plt <text:s/># For creating static, animated, and interactive visualizations</text:p>
      <text:p text:style-name="Standard">from termcolor import colored as cl <text:s/># For coloring terminal text</text:p>
      <text:p text:style-name="Standard">import math <text:s/># Provides access to mathematical functions</text:p>
      <text:p text:style-name="Standard">import logging <text:s/># For tracking events that happen when some software runs</text:p>
      <text:p text:style-name="Standard">import nltk <text:s/># For natural language processing tasks</text:p>
      <text:p text:style-name="Standard">from newspaper import Article <text:s/># For extracting and parsing news articles</text:p>
      <text:p text:style-name="Standard">import ccxt <text:s/># Cryptocurrency exchange library for connecting to various exchanges</text:p>
      <text:p text:style-name="Standard">import nltk</text:p>
      <text:p text:style-name="Standard">from textblob import TextBlob</text:p>
      <text:p text:style-name="Standard">from nltk.sentiment import SentimentIntensityAnalyzer</text:p>
      <text:p text:style-name="Standard">from typing import Union, Optional, Tuple, List, Dict, Any, Callable</text:p>
      <text:p text:style-name="Standard">from sklearn.preprocessing import MinMaxScaler</text:p>
      <text:p text:style-name="Standard">import tensorflow as tf</text:p>
      <text:p text:style-name="Standard">import keras</text:p>
      <text:p text:style-name="Standard">from keras.models import Sequential</text:p>
      <text:p text:style-name="Standard">from keras.layers import LSTM, Dense, Dropout</text:p>
      <text:p text:style-name="Standard">from keras.callbacks import EarlyStopping</text:p>
      <text:p text:style-name="Standard">import numpy as np</text:p>
      <text:p text:style-name="Standard">import pandas as pd</text:p>
      <text:p text:style-name="Standard">import gspread</text:p>
      <text:p text:style-name="Standard">from oauth2client.client import OAuth2Credentials</text:p>
      <text:p text:style-name="Standard">from tkinter import Tk, Label, Entry, Button, StringVar</text:p>
      <text:p text:style-name="Standard">import json</text:p>
      <text:p text:style-name="Standard">import os</text:p>
      <text:p text:style-name="Standard"><text:soft-page-break/>import yfinance as yf</text:p>
      <text:p text:style-name="Standard">from itertools import product</text:p>
      <text:p text:style-name="Standard">from concurrent.futures import ThreadPoolExecutor, wait</text:p>
      <text:p text:style-name="Standard">import time</text:p>
      <text:p text:style-name="Standard">import yaml</text:p>
      <text:p text:style-name="Standard">import traceback</text:p>
      <text:p text:style-name="Standard">from typing import TypeAlias</text:p>
      <text:p text:style-name="Standard"/>
      <text:p text:style-name="Standard"># Type aliases for improved readability and maintainability</text:p>
      <text:p text:style-name="Standard">DataFrame: TypeAlias = pd.DataFrame</text:p>
      <text:p text:style-name="Standard">Series: TypeAlias = pd.Series</text:p>
      <text:p text:style-name="Standard">Array: TypeAlias = np.ndarray</text:p>
      <text:p text:style-name="Standard">Scalar: TypeAlias = Union[int, float]</text:p>
      <text:p text:style-name="Standard">IntOrFloat: TypeAlias = Union[int, float]</text:p>
      <text:p text:style-name="Standard">StrOrFloat: TypeAlias = Union[str, float]</text:p>
      <text:p text:style-name="Standard">StrOrInt: TypeAlias = Union[str, int]</text:p>
      <text:p text:style-name="Standard">StrOrBool: TypeAlias = Union[str, bool]</text:p>
      <text:p text:style-name="Standard">Timestamp: TypeAlias = pd.Timestamp</text:p>
      <text:p text:style-name="Standard">Timedelta: TypeAlias = pd.Timedelta</text:p>
      <text:p text:style-name="Standard">DatetimeIndex: TypeAlias = pd.DatetimeIndex</text:p>
      <text:p text:style-name="Standard">IntervalType: TypeAlias = str <text:s/># e.g., '1d', '1h', '1m', '1s'</text:p>
      <text:p text:style-name="Standard">PathType: TypeAlias = str</text:p>
      <text:p text:style-name="Standard">UrlType: TypeAlias = str</text:p>
      <text:p text:style-name="Standard">ApiKeyType: TypeAlias = str</text:p>
      <text:p text:style-name="Standard">JsonType: TypeAlias = Dict[str, Any]</text:p>
      <text:p text:style-name="Standard">SeriesOrDataFrame: TypeAlias = Union[Series, DataFrame]</text:p>
      <text:p text:style-name="Standard">DataSource: TypeAlias = str <text:s/># e.g., 'google_sheets', 'benzinga', 'yahoo'</text:p>
      <text:p text:style-name="Standard">ExchangeType: TypeAlias = str <text:s/># e.g., 'binance', 'coinbase', 'kraken'</text:p>
      <text:p text:style-name="Standard">SymbolType: TypeAlias = str <text:s/># e.g., 'BTC/USD', 'ETH/BTC', 'AAPL'</text:p>
      <text:p text:style-name="Standard">ConfigType: TypeAlias = Dict[str, Any]</text:p>
      <text:p text:style-name="Standard">IndicatorFuncType: TypeAlias = Callable[[DataFrame], SeriesOrDataFrame]</text:p>
      <text:p text:style-name="Standard">StrategyFuncType: TypeAlias = Callable[</text:p>
      <text:p text:style-name="Standard"><text:s text:c="4"/>[DataFrame, IntOrFloat], Tuple[IntOrFloat, IntOrFloat]</text:p>
      <text:p text:style-name="Standard">]</text:p>
      <text:p text:style-name="Standard">SentimentType: TypeAlias = float</text:p>
      <text:p text:style-name="Standard">PricePredictionType: TypeAlias = float</text:p>
      <text:p text:style-name="Standard">PositionType: TypeAlias = Dict[str, Any]</text:p>
      <text:p text:style-name="Standard">TradeType: TypeAlias = Dict[str, Any]</text:p>
      <text:p text:style-name="Standard">LogType: TypeAlias = str</text:p>
      <text:p text:style-name="Standard">RoiType: TypeAlias = float</text:p>
      <text:p text:style-name="Standard">OptParamsType: TypeAlias = Dict[str, Any]</text:p>
      <text:p text:style-name="Standard">MonitoringConfigType: TypeAlias = Dict[str, Any]</text:p>
      <text:p text:style-name="Standard">AlertMessageType: TypeAlias = str</text:p>
      <text:p text:style-name="Standard">ExceptionType: TypeAlias = Exception</text:p>
      <text:p text:style-name="Standard">ThreadType: TypeAlias = ThreadPoolExecutor</text:p>
      <text:p text:style-name="Standard">FutureType: TypeAlias = wait</text:p>
      <text:p text:style-name="Standard"/>
      <text:p text:style-name="Standard"/>
      <text:p text:style-name="Standard">def log_function_call(func: Callable) -&gt; Callable:</text:p>
      <text:p text:style-name="Standard"><text:s text:c="4"/>"""</text:p>
      <text:p text:style-name="Standard"><text:s text:c="4"/>Decorator to log function calls.</text:p>
      <text:p text:style-name="Standard"/>
      <text:p text:style-name="Standard"><text:soft-page-break/><text:s text:c="4"/>Purpose:</text:p>
      <text:p text:style-name="Standard"><text:s text:c="8"/>This decorator logs the entry and exit of a function, providing insights into the function's usage</text:p>
      <text:p text:style-name="Standard"><text:s text:c="8"/>and aiding in debugging and monitoring.</text:p>
      <text:p text:style-name="Standard"/>
      <text:p text:style-name="Standard"><text:s text:c="4"/>Parameters:</text:p>
      <text:p text:style-name="Standard"><text:s text:c="8"/>func (Callable): The function to be decorated.</text:p>
      <text:p text:style-name="Standard"/>
      <text:p text:style-name="Standard"><text:s text:c="4"/>Returns:</text:p>
      <text:p text:style-name="Standard"><text:s text:c="8"/>Callable: The decorated function.</text:p>
      <text:p text:style-name="Standard"/>
      <text:p text:style-name="Standard"><text:s text:c="4"/>Example:</text:p>
      <text:p text:style-name="Standard"><text:s text:c="8"/>@log_function_call</text:p>
      <text:p text:style-name="Standard"><text:s text:c="8"/>def example_function():</text:p>
      <text:p text:style-name="Standard"><text:s text:c="12"/>pass</text:p>
      <text:p text:style-name="Standard"><text:s text:c="4"/>"""</text:p>
      <text:p text:style-name="Standard"/>
      <text:p text:style-name="Standard"><text:s text:c="4"/>def wrapper(*args, **kwargs) -&gt; Any:</text:p>
      <text:p text:style-name="Standard"><text:s text:c="8"/>logging.info(f"Entering {func.__name__}")</text:p>
      <text:p text:style-name="Standard"><text:s text:c="8"/>result: Any = func(*args, **kwargs)</text:p>
      <text:p text:style-name="Standard"><text:s text:c="8"/>logging.info(f"Exiting {func.__name__}")</text:p>
      <text:p text:style-name="Standard"><text:s text:c="8"/>return result</text:p>
      <text:p text:style-name="Standard"/>
      <text:p text:style-name="Standard"><text:s text:c="4"/>return wrapper</text:p>
      <text:p text:style-name="Standard"/>
      <text:p text:style-name="Standard"/>
      <text:p text:style-name="Standard">def log_exception(func: Callable) -&gt; Callable:</text:p>
      <text:p text:style-name="Standard"><text:s text:c="4"/>"""</text:p>
      <text:p text:style-name="Standard"><text:s text:c="4"/>Decorator to log exceptions raised by a function.</text:p>
      <text:p text:style-name="Standard"/>
      <text:p text:style-name="Standard"><text:s text:c="4"/>Purpose:</text:p>
      <text:p text:style-name="Standard"><text:s text:c="8"/>This decorator catches and logs any exceptions raised by the decorated function,</text:p>
      <text:p text:style-name="Standard"><text:s text:c="8"/>providing detailed error information for debugging purposes. The exception is</text:p>
      <text:p text:style-name="Standard"><text:s text:c="8"/>re-raised after logging to allow for proper error handling.</text:p>
      <text:p text:style-name="Standard"/>
      <text:p text:style-name="Standard"><text:s text:c="4"/>Parameters:</text:p>
      <text:p text:style-name="Standard"><text:s text:c="8"/>func (Callable): The function to be decorated.</text:p>
      <text:p text:style-name="Standard"/>
      <text:p text:style-name="Standard"><text:s text:c="4"/>Returns:</text:p>
      <text:p text:style-name="Standard"><text:s text:c="8"/>Callable: The decorated function.</text:p>
      <text:p text:style-name="Standard"/>
      <text:p text:style-name="Standard"><text:s text:c="4"/>Example:</text:p>
      <text:p text:style-name="Standard"><text:s text:c="8"/>@log_exception</text:p>
      <text:p text:style-name="Standard"><text:s text:c="8"/>def example_function():</text:p>
      <text:p text:style-name="Standard"><text:s text:c="12"/>raise ValueError("Example exception")</text:p>
      <text:p text:style-name="Standard"><text:s text:c="4"/>"""</text:p>
      <text:p text:style-name="Standard"/>
      <text:p text:style-name="Standard"><text:s text:c="4"/>def wrapper(*args, **kwargs) -&gt; Any:</text:p>
      <text:p text:style-name="Standard"><text:s text:c="8"/>try:</text:p>
      <text:p text:style-name="Standard"><text:s text:c="12"/>return func(*args, **kwargs)</text:p>
      <text:p text:style-name="Standard"><text:s text:c="8"/>except Exception as e:</text:p>
      <text:p text:style-name="Standard"><text:s text:c="12"/>logging.error(f"Exception in {func.__name__}: {e}")</text:p>
      <text:p text:style-name="Standard"><text:s text:c="12"/>traceback.print_exc()</text:p>
      <text:p text:style-name="Standard"><text:soft-page-break/><text:s text:c="12"/>raise</text:p>
      <text:p text:style-name="Standard"/>
      <text:p text:style-name="Standard"><text:s text:c="4"/>return wrapper</text:p>
      <text:p text:style-name="Standard"/>
      <text:p text:style-name="Standard"/>
      <text:p text:style-name="Standard">@log_function_call</text:p>
      <text:p text:style-name="Standard">def get_historical_data(</text:p>
      <text:p text:style-name="Standard"><text:s text:c="4"/>symbol: SymbolType,</text:p>
      <text:p text:style-name="Standard"><text:s text:c="4"/>start_date: str,</text:p>
      <text:p text:style-name="Standard"><text:s text:c="4"/>end_date: str,</text:p>
      <text:p text:style-name="Standard"><text:s text:c="4"/>interval: IntervalType,</text:p>
      <text:p text:style-name="Standard"><text:s text:c="4"/>data_source: DataSource = "google_sheets",</text:p>
      <text:p text:style-name="Standard"><text:s text:c="4"/>sheet_url: Optional[UrlType] = None,</text:p>
      <text:p text:style-name="Standard"><text:s text:c="4"/>benzinga_api_key: Optional[ApiKeyType] = None,</text:p>
      <text:p text:style-name="Standard"><text:s text:c="4"/>yahoo_api_key: Optional[ApiKeyType] = None,</text:p>
      <text:p text:style-name="Standard">) -&gt; DataFrame:</text:p>
      <text:p text:style-name="Standard"><text:s text:c="4"/>"""</text:p>
      <text:p text:style-name="Standard"><text:s text:c="4"/>Fetches historical stock data from the specified data source (Google Sheets, Benzinga API, or Yahoo Finance API).</text:p>
      <text:p text:style-name="Standard"/>
      <text:p text:style-name="Standard"><text:s text:c="4"/>Parameters:</text:p>
      <text:p text:style-name="Standard"><text:s text:c="4"/>- symbol (SymbolType): The stock symbol to fetch historical data for.</text:p>
      <text:p text:style-name="Standard"><text:s text:c="4"/>- start_date (str): The start date for the historical data in YYYY-MM-DD format.</text:p>
      <text:p text:style-name="Standard"><text:s text:c="4"/>- end_date (str): The end date for the historical data in YYYY-MM-DD format.</text:p>
      <text:p text:style-name="Standard"><text:s text:c="4"/>- interval (IntervalType): The interval for the historical data (e.g., "1d" for daily).</text:p>
      <text:p text:style-name="Standard"><text:s text:c="4"/>- data_source (DataSource): The data source to fetch the data from. Options: "google_sheets", "benzinga", "yahoo". Default is "google_sheets".</text:p>
      <text:p text:style-name="Standard"><text:s text:c="4"/>- sheet_url (Optional[UrlType]): The URL of the Google Sheets spreadsheet containing the stock data. Required if data_source is "google_sheets".</text:p>
      <text:p text:style-name="Standard"><text:s text:c="4"/>- benzinga_api_key (Optional[ApiKeyType]): The Benzinga API key. Required if data_source is "benzinga".</text:p>
      <text:p text:style-name="Standard"><text:s text:c="4"/>- yahoo_api_key (Optional[ApiKeyType]): The Yahoo Finance API key. Required if data_source is "yahoo".</text:p>
      <text:p text:style-name="Standard"/>
      <text:p text:style-name="Standard"><text:s text:c="4"/>Returns:</text:p>
      <text:p text:style-name="Standard"><text:s text:c="4"/>- DataFrame: A DataFrame containing the historical stock data.</text:p>
      <text:p text:style-name="Standard"/>
      <text:p text:style-name="Standard"><text:s text:c="4"/>Raises:</text:p>
      <text:p text:style-name="Standard"><text:s text:c="4"/>- ValueError: If the required parameters for the selected data source are not provided.</text:p>
      <text:p text:style-name="Standard"><text:s text:c="4"/>- Exception: If there is an error fetching data from the specified data source.</text:p>
      <text:p text:style-name="Standard"/>
      <text:p text:style-name="Standard"><text:s text:c="4"/>Example:</text:p>
      <text:p text:style-name="Standard"><text:s text:c="4"/>&gt;&gt;&gt; get_historical_data("AAPL", "2022-01-01", "2023-06-08", "1d", data_source="google_sheets", sheet_url="https://docs.google.com/spreadsheets/d/.../edit#gid=0")</text:p>
      <text:p text:style-name="Standard"><text:s text:c="4"/>"""</text:p>
      <text:p text:style-name="Standard"><text:s text:c="4"/>try:</text:p>
      <text:p text:style-name="Standard"><text:s text:c="8"/>if data_source == "google_sheets":</text:p>
      <text:p text:style-name="Standard"><text:s text:c="12"/>if sheet_url is None:</text:p>
      <text:p text:style-name="Standard"><text:s text:c="16"/>raise ValueError(</text:p>
      <text:p text:style-name="Standard"><text:s text:c="20"/>"sheet_url is required when data_source is 'google_sheets'"</text:p>
      <text:p text:style-name="Standard"><text:s text:c="16"/>)</text:p>
      <text:p text:style-name="Standard"><text:s text:c="12"/>df: DataFrame = pd.read_csv(</text:p>
      <text:p text:style-name="Standard"><text:soft-page-break/><text:s text:c="16"/>sheet_url.replace("/edit#gid=", "/export?format=csv&amp;gid=")</text:p>
      <text:p text:style-name="Standard"><text:s text:c="12"/>)</text:p>
      <text:p text:style-name="Standard"><text:s text:c="12"/>df.columns = ["date", "close"]</text:p>
      <text:p text:style-name="Standard"><text:s text:c="12"/>df["open"] = df["close"]</text:p>
      <text:p text:style-name="Standard"><text:s text:c="12"/>df["high"] = df["close"]</text:p>
      <text:p text:style-name="Standard"><text:s text:c="12"/>df["low"] = df["close"]</text:p>
      <text:p text:style-name="Standard"><text:s text:c="12"/>df["volume"] = 0</text:p>
      <text:p text:style-name="Standard"><text:s text:c="8"/>elif data_source == "benzinga":</text:p>
      <text:p text:style-name="Standard"><text:s text:c="12"/>if benzinga_api_key is None:</text:p>
      <text:p text:style-name="Standard"><text:s text:c="16"/>raise ValueError(</text:p>
      <text:p text:style-name="Standard"><text:s text:c="20"/>"benzinga_api_key is required when data_source is 'benzinga'"</text:p>
      <text:p text:style-name="Standard"><text:s text:c="16"/>)</text:p>
      <text:p text:style-name="Standard"><text:s text:c="12"/>url: UrlType = "https://api.benzinga.com/api/v2/bars"</text:p>
      <text:p text:style-name="Standard"><text:s text:c="12"/>querystring: Dict[str, StrOrInt] = {</text:p>
      <text:p text:style-name="Standard"><text:s text:c="16"/>"token": benzinga_api_key,</text:p>
      <text:p text:style-name="Standard"><text:s text:c="16"/>"symbols": symbol,</text:p>
      <text:p text:style-name="Standard"><text:s text:c="16"/>"from": start_date,</text:p>
      <text:p text:style-name="Standard"><text:s text:c="16"/>"to": end_date,</text:p>
      <text:p text:style-name="Standard"><text:s text:c="16"/>"interval": interval,</text:p>
      <text:p text:style-name="Standard"><text:s text:c="12"/>}</text:p>
      <text:p text:style-name="Standard"><text:s text:c="12"/>response: requests.Response = requests.get(url, params=querystring)</text:p>
      <text:p text:style-name="Standard"><text:s text:c="12"/>response.raise_for_status()</text:p>
      <text:p text:style-name="Standard"><text:s text:c="12"/>hist_json: JsonType = response.json()</text:p>
      <text:p text:style-name="Standard"><text:s text:c="12"/>if not (</text:p>
      <text:p text:style-name="Standard"><text:s text:c="16"/>hist_json and isinstance(hist_json, list) and "candles" in hist_json[0]</text:p>
      <text:p text:style-name="Standard"><text:s text:c="12"/>):</text:p>
      <text:p text:style-name="Standard"><text:s text:c="16"/>raise ValueError(</text:p>
      <text:p text:style-name="Standard"><text:s text:c="20"/>"Unexpected JSON structure received from the Benzinga API."</text:p>
      <text:p text:style-name="Standard"><text:s text:c="16"/>)</text:p>
      <text:p text:style-name="Standard"><text:s text:c="12"/>df = pd.DataFrame(hist_json[0]["candles"])</text:p>
      <text:p text:style-name="Standard"><text:s text:c="8"/>elif data_source == "yahoo":</text:p>
      <text:p text:style-name="Standard"><text:s text:c="12"/>if yahoo_api_key is None:</text:p>
      <text:p text:style-name="Standard"><text:s text:c="16"/>raise ValueError(</text:p>
      <text:p text:style-name="Standard"><text:s text:c="20"/>"yahoo_api_key is required when data_source is 'yahoo'"</text:p>
      <text:p text:style-name="Standard"><text:s text:c="16"/>)</text:p>
      <text:p text:style-name="Standard"><text:s text:c="12"/>url = f"https://query1.finance.yahoo.com/v8/finance/chart/{symbol}"</text:p>
      <text:p text:style-name="Standard"><text:s text:c="12"/>querystring: Dict[str, StrOrInt] = {</text:p>
      <text:p text:style-name="Standard"><text:s text:c="16"/>"period1": int(pd.to_datetime(start_date).timestamp()),</text:p>
      <text:p text:style-name="Standard"><text:s text:c="16"/>"period2": int(pd.to_datetime(end_date).timestamp()),</text:p>
      <text:p text:style-name="Standard"><text:s text:c="16"/>"interval": interval,</text:p>
      <text:p text:style-name="Standard"><text:s text:c="12"/>}</text:p>
      <text:p text:style-name="Standard"><text:s text:c="12"/>headers: Dict[str, str] = {"x-api-key": yahoo_api_key}</text:p>
      <text:p text:style-name="Standard"><text:s text:c="12"/>response = requests.get(url, params=querystring, headers=headers)</text:p>
      <text:p text:style-name="Standard"><text:s text:c="12"/>response.raise_for_status()</text:p>
      <text:p text:style-name="Standard"><text:s text:c="12"/>data: JsonType = response.json()</text:p>
      <text:p text:style-name="Standard"><text:s text:c="12"/>if not (</text:p>
      <text:p text:style-name="Standard"><text:s text:c="16"/>data</text:p>
      <text:p text:style-name="Standard"><text:s text:c="16"/>and "chart" in data</text:p>
      <text:p text:style-name="Standard"><text:s text:c="16"/>and "result" in data["chart"]</text:p>
      <text:p text:style-name="Standard"><text:s text:c="16"/>and data["chart"]["result"]</text:p>
      <text:p text:style-name="Standard"><text:s text:c="12"/>):</text:p>
      <text:p text:style-name="Standard"><text:s text:c="16"/>raise ValueError(</text:p>
      <text:p text:style-name="Standard"><text:soft-page-break/><text:s text:c="20"/>"Unexpected JSON structure received from the Yahoo Finance API."</text:p>
      <text:p text:style-name="Standard"><text:s text:c="16"/>)</text:p>
      <text:p text:style-name="Standard"><text:s text:c="12"/>df = pd.DataFrame(data["chart"]["result"][0]["indicators"]["quote"][0])</text:p>
      <text:p text:style-name="Standard"><text:s text:c="12"/>df.index = pd.to_datetime(data["chart"]["result"][0]["timestamp"], unit="s")</text:p>
      <text:p text:style-name="Standard"><text:s text:c="12"/>df.index.name = "date"</text:p>
      <text:p text:style-name="Standard"><text:s text:c="12"/>df = df.rename(</text:p>
      <text:p text:style-name="Standard"><text:s text:c="16"/>columns={</text:p>
      <text:p text:style-name="Standard"><text:s text:c="20"/>"open": "open",</text:p>
      <text:p text:style-name="Standard"><text:s text:c="20"/>"high": "high",</text:p>
      <text:p text:style-name="Standard"><text:s text:c="20"/>"low": "low",</text:p>
      <text:p text:style-name="Standard"><text:s text:c="20"/>"close": "close",</text:p>
      <text:p text:style-name="Standard"><text:s text:c="20"/>"volume": "volume",</text:p>
      <text:p text:style-name="Standard"><text:s text:c="16"/>}</text:p>
      <text:p text:style-name="Standard"><text:s text:c="12"/>)</text:p>
      <text:p text:style-name="Standard"><text:s text:c="8"/>else:</text:p>
      <text:p text:style-name="Standard"><text:s text:c="12"/>raise ValueError(f"Unsupported data source: {data_source}")</text:p>
      <text:p text:style-name="Standard"/>
      <text:p text:style-name="Standard"><text:s text:c="8"/>df["date"] = pd.to_datetime(df["date"])</text:p>
      <text:p text:style-name="Standard"><text:s text:c="8"/>df.set_index("date", inplace=True)</text:p>
      <text:p text:style-name="Standard"><text:s text:c="8"/>return df</text:p>
      <text:p text:style-name="Standard"><text:s text:c="4"/>except Exception as e:</text:p>
      <text:p text:style-name="Standard"><text:s text:c="8"/>logging.error(f"Error fetching historical data from {data_source}: {e}")</text:p>
      <text:p text:style-name="Standard"><text:s text:c="8"/>raise</text:p>
      <text:p text:style-name="Standard"/>
      <text:p text:style-name="Standard"/>
      <text:p text:style-name="Standard">@log_function_call</text:p>
      <text:p text:style-name="Standard">def implement_strategy(aapl: DataFrame, investment: IntOrFloat) -&gt; None:</text:p>
      <text:p text:style-name="Standard"><text:s text:c="4"/>"""</text:p>
      <text:p text:style-name="Standard"><text:s text:c="4"/>Implements a trading strategy based on Donchian Channels and prints the results.</text:p>
      <text:p text:style-name="Standard"/>
      <text:p text:style-name="Standard"><text:s text:c="4"/>Parameters:</text:p>
      <text:p text:style-name="Standard"><text:s text:c="4"/>- aapl (DataFrame): The DataFrame containing AAPL stock data with Donchian Channels.</text:p>
      <text:p text:style-name="Standard"><text:s text:c="4"/>- investment (IntOrFloat): The initial investment amount.</text:p>
      <text:p text:style-name="Standard"/>
      <text:p text:style-name="Standard"><text:s text:c="4"/>Returns:</text:p>
      <text:p text:style-name="Standard"><text:s text:c="4"/>- None</text:p>
      <text:p text:style-name="Standard"/>
      <text:p text:style-name="Standard"><text:s text:c="4"/>Example:</text:p>
      <text:p text:style-name="Standard"><text:s text:c="4"/>&gt;&gt;&gt; implement_strategy(aapl_df, 10000)</text:p>
      <text:p text:style-name="Standard"><text:s text:c="4"/>"""</text:p>
      <text:p text:style-name="Standard"><text:s text:c="4"/>in_position: bool = False <text:s/># Flag to track if currently holding a position</text:p>
      <text:p text:style-name="Standard"><text:s text:c="4"/>equity: IntOrFloat = investment <text:s/># Current equity</text:p>
      <text:p text:style-name="Standard"><text:s text:c="4"/>no_of_shares: int = 0 <text:s/># Number of shares bought</text:p>
      <text:p text:style-name="Standard"/>
      <text:p text:style-name="Standard"><text:s text:c="4"/>try:</text:p>
      <text:p text:style-name="Standard"><text:s text:c="8"/>for i in range(3, len(aapl)):</text:p>
      <text:p text:style-name="Standard"><text:s text:c="12"/># Buying condition: stock's high equals the upper Donchian Channel and not currently in position</text:p>
      <text:p text:style-name="Standard"><text:s text:c="12"/>if aapl["high"][i] == aapl["dcu"][i] and not in_position:</text:p>
      <text:p text:style-name="Standard"><text:s text:c="16"/>no_of_shares = math.floor(equity / aapl.close[i])</text:p>
      <text:p text:style-name="Standard"><text:s text:c="16"/>equity -= no_of_shares * aapl.close[i]</text:p>
      <text:p text:style-name="Standard"><text:s text:c="16"/>in_position = True</text:p>
      <text:p text:style-name="Standard"><text:soft-page-break/><text:s text:c="16"/>logging.info(</text:p>
      <text:p text:style-name="Standard"><text:s text:c="20"/>f"BUY: {no_of_shares} Shares are bought at ${aapl.close[i]} on {str(aapl.index[i])[:10]}"</text:p>
      <text:p text:style-name="Standard"><text:s text:c="16"/>)</text:p>
      <text:p text:style-name="Standard"><text:s text:c="12"/># Selling condition: stock's low equals the lower Donchian Channel and currently in position</text:p>
      <text:p text:style-name="Standard"><text:s text:c="12"/>elif aapl["low"][i] == aapl["dcl"][i] and in_position:</text:p>
      <text:p text:style-name="Standard"><text:s text:c="16"/>equity += no_of_shares * aapl.close[i]</text:p>
      <text:p text:style-name="Standard"><text:s text:c="16"/>in_position = False</text:p>
      <text:p text:style-name="Standard"><text:s text:c="16"/>logging.info(</text:p>
      <text:p text:style-name="Standard"><text:s text:c="20"/>f"SELL: {no_of_shares} Shares are sold at ${aapl.close[i]} on {str(aapl.index[i])[:10]}"</text:p>
      <text:p text:style-name="Standard"><text:s text:c="16"/>)</text:p>
      <text:p text:style-name="Standard"><text:s text:c="8"/># Closing position at the end if still in position</text:p>
      <text:p text:style-name="Standard"><text:s text:c="8"/>if in_position:</text:p>
      <text:p text:style-name="Standard"><text:s text:c="12"/>equity += no_of_shares * aapl.close[i]</text:p>
      <text:p text:style-name="Standard"><text:s text:c="12"/>logging.info(</text:p>
      <text:p text:style-name="Standard"><text:s text:c="16"/>f"\nClosing position at {aapl.close[i]} on {str(aapl.index[i])[:10]}"</text:p>
      <text:p text:style-name="Standard"><text:s text:c="12"/>)</text:p>
      <text:p text:style-name="Standard"><text:s text:c="12"/>in_position = False</text:p>
      <text:p text:style-name="Standard"/>
      <text:p text:style-name="Standard"><text:s text:c="8"/># Calculating earnings and ROI</text:p>
      <text:p text:style-name="Standard"><text:s text:c="8"/>earning: IntOrFloat = round(equity - investment, 2)</text:p>
      <text:p text:style-name="Standard"><text:s text:c="8"/>roi: RoiType = round(earning / investment * 100, 2)</text:p>
      <text:p text:style-name="Standard"><text:s text:c="8"/>logging.info(f"EARNING: ${earning} ; ROI: {roi}%")</text:p>
      <text:p text:style-name="Standard"><text:s text:c="4"/>except Exception as e:</text:p>
      <text:p text:style-name="Standard"><text:s text:c="8"/>logging.error(f"Error implementing strategy: {e}")</text:p>
      <text:p text:style-name="Standard"><text:s text:c="8"/>raise</text:p>
      <text:p text:style-name="Standard"/>
      <text:p text:style-name="Standard"/>
      <text:p text:style-name="Standard">def fetch_and_analyze_article_sentiment(</text:p>
      <text:p text:style-name="Standard"><text:s text:c="4"/>keyword: Optional[str] = None, url: Optional[UrlType] = None</text:p>
      <text:p text:style-name="Standard">) -&gt; Optional[SentimentType]:</text:p>
      <text:p text:style-name="Standard"><text:s text:c="4"/>"""</text:p>
      <text:p text:style-name="Standard"><text:s text:c="4"/>Searches for news articles using a keyword or directly analyzes the sentiment of a news article from a given URL.</text:p>
      <text:p text:style-name="Standard"><text:s text:c="4"/>It utilizes both TextBlob and NLTK's SentimentIntensityAnalyzer for a comprehensive sentiment analysis.</text:p>
      <text:p text:style-name="Standard"/>
      <text:p text:style-name="Standard"><text:s text:c="4"/>Parameters:</text:p>
      <text:p text:style-name="Standard"><text:s text:c="4"/>- keyword (Optional[str]): Keyword to search for relevant news articles.</text:p>
      <text:p text:style-name="Standard"><text:s text:c="4"/>- url (Optional[UrlType]): URL of the news article to analyze.</text:p>
      <text:p text:style-name="Standard"/>
      <text:p text:style-name="Standard"><text:s text:c="4"/>Returns:</text:p>
      <text:p text:style-name="Standard"><text:s text:c="4"/>- Optional[SentimentType]: The average sentiment polarity of fetched articles or the specified article, None if no articles are found or an error occurs.</text:p>
      <text:p text:style-name="Standard"><text:s text:c="4"/>"""</text:p>
      <text:p text:style-name="Standard"><text:s text:c="4"/>news_articles: List[str] = []</text:p>
      <text:p text:style-name="Standard"><text:s text:c="4"/>if keyword:</text:p>
      <text:p text:style-name="Standard"><text:s text:c="8"/># Placeholder for fetching news articles based on the keyword</text:p>
      <text:p text:style-name="Standard"><text:s text:c="8"/># This should be replaced with actual code to fetch news content</text:p>
      <text:p text:style-name="Standard"><text:s text:c="8"/># For demonstration purposes, we simulate fetching articles with predefined content</text:p>
      <text:p text:style-name="Standard"><text:s text:c="8"/>news_articles = [</text:p>
      <text:p text:style-name="Standard"><text:soft-page-break/><text:s text:c="12"/>"This is a sample positive news about " + keyword,</text:p>
      <text:p text:style-name="Standard"><text:s text:c="12"/>"This is a sample negative news about " + keyword,</text:p>
      <text:p text:style-name="Standard"><text:s text:c="8"/>]</text:p>
      <text:p text:style-name="Standard"><text:s text:c="4"/>elif url:</text:p>
      <text:p text:style-name="Standard"><text:s text:c="8"/>try:</text:p>
      <text:p text:style-name="Standard"><text:s text:c="12"/>article: Article = Article(url)</text:p>
      <text:p text:style-name="Standard"><text:s text:c="12"/>article.download()</text:p>
      <text:p text:style-name="Standard"><text:s text:c="12"/>article.parse()</text:p>
      <text:p text:style-name="Standard"><text:s text:c="12"/>news_articles = [article.text]</text:p>
      <text:p text:style-name="Standard"><text:s text:c="8"/>except Exception as e:</text:p>
      <text:p text:style-name="Standard"><text:s text:c="12"/>logging.error(f"Error fetching the article from {url}: {e}")</text:p>
      <text:p text:style-name="Standard"><text:s text:c="12"/>return None</text:p>
      <text:p text:style-name="Standard"/>
      <text:p text:style-name="Standard"><text:s text:c="4"/>if not news_articles:</text:p>
      <text:p text:style-name="Standard"><text:s text:c="8"/>logging.error(f"No news articles found for {keyword}")</text:p>
      <text:p text:style-name="Standard"><text:s text:c="8"/>return None</text:p>
      <text:p text:style-name="Standard"/>
      <text:p text:style-name="Standard"><text:s text:c="4"/>total_sentiment_nltk: float = 0</text:p>
      <text:p text:style-name="Standard"><text:s text:c="4"/>total_sentiment_textblob: float = 0</text:p>
      <text:p text:style-name="Standard"><text:s text:c="4"/>articles_analyzed: int = 0</text:p>
      <text:p text:style-name="Standard"/>
      <text:p text:style-name="Standard"><text:s text:c="4"/>for article_content in news_articles:</text:p>
      <text:p text:style-name="Standard"><text:s text:c="8"/>try:</text:p>
      <text:p text:style-name="Standard"><text:s text:c="12"/># Analyzing sentiment using TextBlob</text:p>
      <text:p text:style-name="Standard"><text:s text:c="12"/>analysis_textblob: TextBlob = TextBlob(article_content)</text:p>
      <text:p text:style-name="Standard"><text:s text:c="12"/>total_sentiment_textblob += analysis_textblob.sentiment.polarity</text:p>
      <text:p text:style-name="Standard"/>
      <text:p text:style-name="Standard"><text:s text:c="12"/># Analyzing sentiment using NLTK's SentimentIntensityAnalyzer</text:p>
      <text:p text:style-name="Standard"><text:s text:c="12"/>sia: SentimentIntensityAnalyzer = SentimentIntensityAnalyzer()</text:p>
      <text:p text:style-name="Standard"><text:s text:c="12"/>sentiment_score_nltk: Dict[str, float] = sia.polarity_scores(</text:p>
      <text:p text:style-name="Standard"><text:s text:c="16"/>article_content</text:p>
      <text:p text:style-name="Standard"><text:s text:c="12"/>)</text:p>
      <text:p text:style-name="Standard"><text:s text:c="12"/>total_sentiment_nltk += sentiment_score_nltk["compound"]</text:p>
      <text:p text:style-name="Standard"/>
      <text:p text:style-name="Standard"><text:s text:c="12"/>articles_analyzed += 1</text:p>
      <text:p text:style-name="Standard"><text:s text:c="8"/>except Exception as e:</text:p>
      <text:p text:style-name="Standard"><text:s text:c="12"/>logging.error(</text:p>
      <text:p text:style-name="Standard"><text:s text:c="16"/>f"Error analyzing sentiment for an article with keyword {keyword} or URL {url}: {e}"</text:p>
      <text:p text:style-name="Standard"><text:s text:c="12"/>)</text:p>
      <text:p text:style-name="Standard"/>
      <text:p text:style-name="Standard"><text:s text:c="4"/>if articles_analyzed == 0:</text:p>
      <text:p text:style-name="Standard"><text:s text:c="8"/>return None</text:p>
      <text:p text:style-name="Standard"/>
      <text:p text:style-name="Standard"><text:s text:c="4"/># Calculating average sentiment from both analyzers</text:p>
      <text:p text:style-name="Standard"><text:s text:c="4"/>average_sentiment_nltk: float = total_sentiment_nltk / articles_analyzed</text:p>
      <text:p text:style-name="Standard"><text:s text:c="4"/>average_sentiment_textblob: float = total_sentiment_textblob / articles_analyzed</text:p>
      <text:p text:style-name="Standard"><text:s text:c="4"/>combined_average_sentiment: float = (</text:p>
      <text:p text:style-name="Standard"><text:s text:c="8"/>average_sentiment_nltk + average_sentiment_textblob</text:p>
      <text:p text:style-name="Standard"><text:s text:c="4"/>) / 2</text:p>
      <text:p text:style-name="Standard"/>
      <text:p text:style-name="Standard"><text:s text:c="4"/>logging.info(</text:p>
      <text:p text:style-name="Standard"><text:soft-page-break/><text:s text:c="8"/>f"Average sentiment for {keyword or url} using TextBlob: {average_sentiment_textblob}, NLTK: {average_sentiment_nltk}, Combined: {combined_average_sentiment}"</text:p>
      <text:p text:style-name="Standard"><text:s text:c="4"/>)</text:p>
      <text:p text:style-name="Standard"/>
      <text:p text:style-name="Standard"><text:s text:c="4"/>return combined_average_sentiment</text:p>
      <text:p text:style-name="Standard"/>
      <text:p text:style-name="Standard"/>
      <text:p text:style-name="Standard">@log_function_call</text:p>
      <text:p text:style-name="Standard">def get_order_book(exchange_id: str, symbol: str) -&gt; Optional[Dict[str, Any]]:</text:p>
      <text:p text:style-name="Standard"><text:s text:c="4"/>"""</text:p>
      <text:p text:style-name="Standard"><text:s text:c="4"/>Fetches the real-time order book data for a given symbol from a specified exchange.</text:p>
      <text:p text:style-name="Standard"/>
      <text:p text:style-name="Standard"><text:s text:c="4"/>Parameters:</text:p>
      <text:p text:style-name="Standard"><text:s text:c="4"/>- exchange_id (str): Identifier for the exchange (e.g., 'binance').</text:p>
      <text:p text:style-name="Standard"><text:s text:c="4"/>- symbol (str): Trading pair symbol (e.g., 'BTC/USD').</text:p>
      <text:p text:style-name="Standard"/>
      <text:p text:style-name="Standard"><text:s text:c="4"/>Returns:</text:p>
      <text:p text:style-name="Standard"><text:s text:c="4"/>- Optional[Dict[str, Any]]: Order book data containing bids and asks, or None if an error occurs.</text:p>
      <text:p text:style-name="Standard"/>
      <text:p text:style-name="Standard"><text:s text:c="4"/>Example:</text:p>
      <text:p text:style-name="Standard"><text:s text:c="4"/>&gt;&gt;&gt; get_order_book('binance', 'BTC/USD')</text:p>
      <text:p text:style-name="Standard"><text:s text:c="4"/>"""</text:p>
      <text:p text:style-name="Standard"><text:s text:c="4"/>try:</text:p>
      <text:p text:style-name="Standard"><text:s text:c="8"/>exchange_class = getattr(ccxt, exchange_id)()</text:p>
      <text:p text:style-name="Standard"><text:s text:c="8"/>exchange_class.load_markets()</text:p>
      <text:p text:style-name="Standard"><text:s text:c="8"/>order_book = exchange_class.fetch_order_book(symbol)</text:p>
      <text:p text:style-name="Standard"><text:s text:c="8"/>return order_book</text:p>
      <text:p text:style-name="Standard"><text:s text:c="4"/>except Exception as e:</text:p>
      <text:p text:style-name="Standard"><text:s text:c="8"/>logging.error(f"Failed to fetch order book for {symbol} on {exchange_id}: {e}")</text:p>
      <text:p text:style-name="Standard"><text:s text:c="8"/>return None</text:p>
      <text:p text:style-name="Standard"/>
      <text:p text:style-name="Standard"/>
      <text:p text:style-name="Standard">def preprocess_data_for_lstm(</text:p>
      <text:p text:style-name="Standard"><text:s text:c="4"/>data: pd.DataFrame,</text:p>
      <text:p text:style-name="Standard"><text:s text:c="4"/>feature_columns: List[str],</text:p>
      <text:p text:style-name="Standard"><text:s text:c="4"/>target_column: str,</text:p>
      <text:p text:style-name="Standard"><text:s text:c="4"/>time_steps: int = 60,</text:p>
      <text:p text:style-name="Standard">) -&gt; Tuple[np.ndarray, np.ndarray]:</text:p>
      <text:p text:style-name="Standard"><text:s text:c="4"/>"""</text:p>
      <text:p text:style-name="Standard"><text:s text:c="4"/>Prepares data for LSTM model training and prediction by scaling the features and creating sequences of time steps.</text:p>
      <text:p text:style-name="Standard"/>
      <text:p text:style-name="Standard"><text:s text:c="4"/>Parameters:</text:p>
      <text:p text:style-name="Standard"><text:s text:c="4"/>- data (pd.DataFrame): The DataFrame containing the data.</text:p>
      <text:p text:style-name="Standard"><text:s text:c="4"/>- feature_columns (List[str]): List of column names to be used as features.</text:p>
      <text:p text:style-name="Standard"><text:s text:c="4"/>- target_column (str): Name of the target column.</text:p>
      <text:p text:style-name="Standard"><text:s text:c="4"/>- time_steps (int): The number of time steps to be used for training.</text:p>
      <text:p text:style-name="Standard"/>
      <text:p text:style-name="Standard"><text:s text:c="4"/>Returns:</text:p>
      <text:p text:style-name="Standard"><text:s text:c="4"/>- Tuple[np.ndarray, np.ndarray]: Tuple containing feature and target data arrays.</text:p>
      <text:p text:style-name="Standard"><text:s text:c="4"/>"""</text:p>
      <text:p text:style-name="Standard"><text:s text:c="4"/># Selecting the specified features and target column from the DataFrame</text:p>
      <text:p text:style-name="Standard"><text:soft-page-break/><text:s text:c="4"/>data = data[feature_columns + [target_column]]</text:p>
      <text:p text:style-name="Standard"><text:s text:c="4"/># Initializing the MinMaxScaler</text:p>
      <text:p text:style-name="Standard"><text:s text:c="4"/>scaler = MinMaxScaler(feature_range=(0, 1))</text:p>
      <text:p text:style-name="Standard"><text:s text:c="4"/># Scaling the data</text:p>
      <text:p text:style-name="Standard"><text:s text:c="4"/>scaled_data = scaler.fit_transform(data)</text:p>
      <text:p text:style-name="Standard"/>
      <text:p text:style-name="Standard"><text:s text:c="4"/>X, y = [], []</text:p>
      <text:p text:style-name="Standard"><text:s text:c="4"/># Creating sequences of time steps for the LSTM model</text:p>
      <text:p text:style-name="Standard"><text:s text:c="4"/>for i in range(time_steps, len(scaled_data)):</text:p>
      <text:p text:style-name="Standard"><text:s text:c="8"/>X.append(scaled_data[i - time_steps : i, :-1]) <text:s/># Features</text:p>
      <text:p text:style-name="Standard"><text:s text:c="8"/>y.append(scaled_data[i, -1]) <text:s/># Target</text:p>
      <text:p text:style-name="Standard"/>
      <text:p text:style-name="Standard"><text:s text:c="4"/>return np.array(X), np.array(y)</text:p>
      <text:p text:style-name="Standard"/>
      <text:p text:style-name="Standard"/>
      <text:p text:style-name="Standard">def build_lstm_model(</text:p>
      <text:p text:style-name="Standard"><text:s text:c="4"/>input_shape: Tuple[int, int], units: int = 50, dropout: float = 0.2</text:p>
      <text:p text:style-name="Standard">) -&gt; Sequential:</text:p>
      <text:p text:style-name="Standard"><text:s text:c="4"/>"""</text:p>
      <text:p text:style-name="Standard"><text:s text:c="4"/>Constructs an LSTM model with specified input shape, number of units, and dropout rate.</text:p>
      <text:p text:style-name="Standard"/>
      <text:p text:style-name="Standard"><text:s text:c="4"/>Parameters:</text:p>
      <text:p text:style-name="Standard"><text:s text:c="4"/>- input_shape (Tuple[int, int]): The shape of the input data (time steps, features).</text:p>
      <text:p text:style-name="Standard"><text:s text:c="4"/>- units (int): The number of LSTM units in each layer.</text:p>
      <text:p text:style-name="Standard"><text:s text:c="4"/>- dropout (float): Dropout rate for regularization to prevent overfitting.</text:p>
      <text:p text:style-name="Standard"/>
      <text:p text:style-name="Standard"><text:s text:c="4"/>Returns:</text:p>
      <text:p text:style-name="Standard"><text:s text:c="4"/>- Sequential: The compiled LSTM model ready for training.</text:p>
      <text:p text:style-name="Standard"><text:s text:c="4"/>"""</text:p>
      <text:p text:style-name="Standard"><text:s text:c="4"/>model = Sequential(</text:p>
      <text:p text:style-name="Standard"><text:s text:c="8"/>[</text:p>
      <text:p text:style-name="Standard"><text:s text:c="12"/>LSTM(units=units, return_sequences=True, input_shape=input_shape),</text:p>
      <text:p text:style-name="Standard"><text:s text:c="12"/>Dropout(dropout),</text:p>
      <text:p text:style-name="Standard"><text:s text:c="12"/>LSTM(units=units, return_sequences=False),</text:p>
      <text:p text:style-name="Standard"><text:s text:c="12"/>Dropout(dropout),</text:p>
      <text:p text:style-name="Standard"><text:s text:c="12"/>Dense(units=1),</text:p>
      <text:p text:style-name="Standard"><text:s text:c="8"/>]</text:p>
      <text:p text:style-name="Standard"><text:s text:c="4"/>)</text:p>
      <text:p text:style-name="Standard"><text:s text:c="4"/>model.compile(optimizer="adam", loss="mean_squared_error")</text:p>
      <text:p text:style-name="Standard"><text:s text:c="4"/>return model</text:p>
      <text:p text:style-name="Standard"/>
      <text:p text:style-name="Standard"/>
      <text:p text:style-name="Standard">def train_and_predict_lstm(</text:p>
      <text:p text:style-name="Standard"><text:s text:c="4"/>X_train: np.ndarray,</text:p>
      <text:p text:style-name="Standard"><text:s text:c="4"/>y_train: np.ndarray,</text:p>
      <text:p text:style-name="Standard"><text:s text:c="4"/>X_test: np.ndarray,</text:p>
      <text:p text:style-name="Standard"><text:s text:c="4"/>epochs: int = 100,</text:p>
      <text:p text:style-name="Standard"><text:s text:c="4"/>batch_size: int = 32,</text:p>
      <text:p text:style-name="Standard">) -&gt; np.ndarray:</text:p>
      <text:p text:style-name="Standard"><text:s text:c="4"/>"""</text:p>
      <text:p text:style-name="Standard"><text:s text:c="4"/>Trains a Long Short-Term Memory (LSTM) model on the provided training data and generates predictions on the test data.</text:p>
      <text:p text:style-name="Standard"><text:soft-page-break/></text:p>
      <text:p text:style-name="Standard"><text:s text:c="4"/>This function encapsulates the process of constructing an LSTM model using the training data's shape, applying early stopping</text:p>
      <text:p text:style-name="Standard"><text:s text:c="4"/>to prevent overfitting during training, and finally, using the trained model to predict outcomes based on the test data.</text:p>
      <text:p text:style-name="Standard"/>
      <text:p text:style-name="Standard"><text:s text:c="4"/>Parameters:</text:p>
      <text:p text:style-name="Standard"><text:s text:c="4"/>- X_train (np.ndarray): The feature data used for training the model.</text:p>
      <text:p text:style-name="Standard"><text:s text:c="4"/>- y_train (np.ndarray): The target data used for training the model.</text:p>
      <text:p text:style-name="Standard"><text:s text:c="4"/>- X_test (np.ndarray): The feature data used for generating predictions.</text:p>
      <text:p text:style-name="Standard"><text:s text:c="4"/>- epochs (int, optional): The total number of training cycles. Defaults to 100.</text:p>
      <text:p text:style-name="Standard"><text:s text:c="4"/>- batch_size (int, optional): The number of samples per gradient update. Defaults to 32.</text:p>
      <text:p text:style-name="Standard"/>
      <text:p text:style-name="Standard"><text:s text:c="4"/>Returns:</text:p>
      <text:p text:style-name="Standard"><text:s text:c="4"/>- np.ndarray: An array containing the predicted values for the test data.</text:p>
      <text:p text:style-name="Standard"/>
      <text:p text:style-name="Standard"><text:s text:c="4"/>Raises:</text:p>
      <text:p text:style-name="Standard"><text:s text:c="4"/>- ValueError: If the input data does not match the expected dimensions or types.</text:p>
      <text:p text:style-name="Standard"/>
      <text:p text:style-name="Standard"><text:s text:c="4"/>Example:</text:p>
      <text:p text:style-name="Standard"><text:s text:c="4"/>&gt;&gt;&gt; X_train, y_train, X_test = np.random.rand(100, 10), np.random.rand(100), np.random.rand(20, 10)</text:p>
      <text:p text:style-name="Standard"><text:s text:c="4"/>&gt;&gt;&gt; predictions = train_and_predict_lstm(X_train, y_train, X_test)</text:p>
      <text:p text:style-name="Standard"><text:s text:c="4"/>&gt;&gt;&gt; print(predictions.shape)</text:p>
      <text:p text:style-name="Standard"><text:s text:c="4"/>"""</text:p>
      <text:p text:style-name="Standard"><text:s text:c="4"/># Validate input types and shapes</text:p>
      <text:p text:style-name="Standard"><text:s text:c="4"/>if (</text:p>
      <text:p text:style-name="Standard"><text:s text:c="8"/>not isinstance(X_train, np.ndarray)</text:p>
      <text:p text:style-name="Standard"><text:s text:c="8"/>or not isinstance(y_train, np.ndarray)</text:p>
      <text:p text:style-name="Standard"><text:s text:c="8"/>or not isinstance(X_test, np.ndarray)</text:p>
      <text:p text:style-name="Standard"><text:s text:c="4"/>):</text:p>
      <text:p text:style-name="Standard"><text:s text:c="8"/>raise ValueError("Input data must be of type np.ndarray.")</text:p>
      <text:p text:style-name="Standard"><text:s text:c="4"/>if X_train.ndim != 2 or X_test.ndim != 2:</text:p>
      <text:p text:style-name="Standard"><text:s text:c="8"/>raise ValueError("Input feature data must be 2-dimensional.")</text:p>
      <text:p text:style-name="Standard"><text:s text:c="4"/>if y_train.ndim != 1:</text:p>
      <text:p text:style-name="Standard"><text:s text:c="8"/>raise ValueError("Input target data must be 1-dimensional.")</text:p>
      <text:p text:style-name="Standard"/>
      <text:p text:style-name="Standard"><text:s text:c="4"/># Constructing the LSTM model based on the shape of the training data</text:p>
      <text:p text:style-name="Standard"><text:s text:c="4"/>model = build_lstm_model(input_shape=X_train.shape[1:])</text:p>
      <text:p text:style-name="Standard"/>
      <text:p text:style-name="Standard"><text:s text:c="4"/># Initializing early stopping mechanism to monitor the training loss and stop training to mitigate overfitting</text:p>
      <text:p text:style-name="Standard"><text:s text:c="4"/>early_stopping_callback = EarlyStopping(monitor="loss", patience=10, verbose=1)</text:p>
      <text:p text:style-name="Standard"/>
      <text:p text:style-name="Standard"><text:s text:c="4"/># Logging the start of the training process</text:p>
      <text:p text:style-name="Standard"><text:s text:c="4"/>logging.info(</text:p>
      <text:p text:style-name="Standard"><text:s text:c="8"/>f"Starting LSTM model training with {epochs} epochs and batch size of {batch_size}."</text:p>
      <text:p text:style-name="Standard"><text:s text:c="4"/>)</text:p>
      <text:p text:style-name="Standard"/>
      <text:p text:style-name="Standard"><text:s text:c="4"/># Training the LSTM model with the specified parameters and early stopping callback</text:p>
      <text:p text:style-name="Standard"><text:s text:c="4"/>model.fit(</text:p>
      <text:p text:style-name="Standard"><text:s text:c="8"/>X_train,</text:p>
      <text:p text:style-name="Standard"><text:soft-page-break/><text:s text:c="8"/>y_train,</text:p>
      <text:p text:style-name="Standard"><text:s text:c="8"/>epochs=epochs,</text:p>
      <text:p text:style-name="Standard"><text:s text:c="8"/>batch_size=batch_size,</text:p>
      <text:p text:style-name="Standard"><text:s text:c="8"/>callbacks=[early_stopping_callback],</text:p>
      <text:p text:style-name="Standard"><text:s text:c="8"/>verbose=1,</text:p>
      <text:p text:style-name="Standard"><text:s text:c="4"/>)</text:p>
      <text:p text:style-name="Standard"/>
      <text:p text:style-name="Standard"><text:s text:c="4"/># Logging the completion of the training process</text:p>
      <text:p text:style-name="Standard"><text:s text:c="4"/>logging.info("LSTM model training completed.")</text:p>
      <text:p text:style-name="Standard"/>
      <text:p text:style-name="Standard"><text:s text:c="4"/># Generating predictions using the trained model on the test data</text:p>
      <text:p text:style-name="Standard"><text:s text:c="4"/>predictions = model.predict(X_test)</text:p>
      <text:p text:style-name="Standard"/>
      <text:p text:style-name="Standard"><text:s text:c="4"/># Logging the prediction process</text:p>
      <text:p text:style-name="Standard"><text:s text:c="4"/>logging.info(</text:p>
      <text:p text:style-name="Standard"><text:s text:c="8"/>f"Generated predictions on the test data with shape {predictions.shape}."</text:p>
      <text:p text:style-name="Standard"><text:s text:c="4"/>)</text:p>
      <text:p text:style-name="Standard"/>
      <text:p text:style-name="Standard"><text:s text:c="4"/>return predictions</text:p>
      <text:p text:style-name="Standard"/>
      <text:p text:style-name="Standard"/>
      <text:p text:style-name="Standard"># Main function to run the program</text:p>
      <text:p text:style-name="Standard">def main():</text:p>
      <text:p text:style-name="Standard"><text:s text:c="4"/>if not os.path.exists("credentials.json"):</text:p>
      <text:p text:style-name="Standard"><text:s text:c="8"/>pass</text:p>
      <text:p text:style-name="Standard"><text:s text:c="4"/>else:</text:p>
      <text:p text:style-name="Standard"><text:s text:c="8"/>credentials_path = "credentials.json"</text:p>
      <text:p text:style-name="Standard"/>
      <text:p text:style-name="Standard"><text:s text:c="4"/># Default values; these could be modified to take user input</text:p>
      <text:p text:style-name="Standard"><text:s text:c="4"/>ticker = "NASDAQ:AAPL"</text:p>
      <text:p text:style-name="Standard"><text:s text:c="4"/>start_date = "2003-01-01"</text:p>
      <text:p text:style-name="Standard"><text:s text:c="4"/>end_date = "2023-01-01"</text:p>
      <text:p text:style-name="Standard"><text:s text:c="4"/>sheet_url = get_historical_data(</text:p>
      <text:p text:style-name="Standard"><text:s text:c="8"/>ticker, start_date, end_date, "1W", "google_sheets", credentials_path</text:p>
      <text:p text:style-name="Standard"><text:s text:c="4"/>)</text:p>
      <text:p text:style-name="Standard"><text:s text:c="4"/>print(f"Google Sheet created at {sheet_url}")</text:p>
      <text:p text:style-name="Standard"><text:s text:c="4"/># Example usage of the implement_strategy function</text:p>
      <text:p text:style-name="Standard"><text:s text:c="4"/>implement_strategy(aapl, 100000)</text:p>
      <text:p text:style-name="Standard"/>
      <text:p text:style-name="Standard"><text:s text:c="4"/># Comparing with SPY ETF buy/hold return</text:p>
      <text:p text:style-name="Standard"><text:s text:c="4"/>spy = get_historical_data("SPY", "1993-01-01", "1W")</text:p>
      <text:p text:style-name="Standard"><text:s text:c="4"/>spy_ret = round(</text:p>
      <text:p text:style-name="Standard"><text:s text:c="8"/>((spy.close.iloc[-1] - spy.close.iloc[0]) / spy.close.iloc[0]) * 100, 2</text:p>
      <text:p text:style-name="Standard"><text:s text:c="4"/>)</text:p>
      <text:p text:style-name="Standard"><text:s text:c="4"/>logging.info(f"SPY ETF buy/hold return: {spy_ret}%")</text:p>
      <text:p text:style-name="Standard"><text:s text:c="4"/># Example usage of the get_historical_data function</text:p>
      <text:p text:style-name="Standard"><text:s text:c="4"/>aapl = get_historical_data("AAPL", "1993-01-01", "1W")</text:p>
      <text:p text:style-name="Standard"><text:s text:c="4"/>logging.info("Fetched historical data for AAPL.")</text:p>
      <text:p text:style-name="Standard"><text:s text:c="4"/># CALCULATING DONCHIAN CHANNEL</text:p>
      <text:p text:style-name="Standard"><text:s text:c="4"/># Adding Donchian Channel columns to the DataFrame</text:p>
      <text:p text:style-name="Standard"><text:s text:c="4"/>aapl[["dcl", "dcm", "dcu"]] = aapl.ta.donchian(lower_length=40, upper_length=50)</text:p>
      <text:p text:style-name="Standard"><text:s text:c="4"/># Dropping rows with missing values and the 'time' column, renaming 'dateTime' to 'date'</text:p>
      <text:p text:style-name="Standard"><text:soft-page-break/><text:s text:c="4"/>aapl = aapl.dropna().drop("time", axis=1).rename(columns={"dateTime": "date"})</text:p>
      <text:p text:style-name="Standard"><text:s text:c="4"/># Setting the 'date' column as the index and converting it to datetime format</text:p>
      <text:p text:style-name="Standard"><text:s text:c="4"/>aapl = aapl.set_index("date")</text:p>
      <text:p text:style-name="Standard"><text:s text:c="4"/>aapl.index = pd.to_datetime(aapl.index)</text:p>
      <text:p text:style-name="Standard"/>
      <text:p text:style-name="Standard"><text:s text:c="4"/>logging.info("Calculated Donchian Channels for AAPL.")</text:p>
      <text:p text:style-name="Standard"/>
      <text:p text:style-name="Standard"><text:s text:c="4"/># PLOTTING DONCHIAN CHANNEL</text:p>
      <text:p text:style-name="Standard"><text:s text:c="4"/># Plotting the close price and Donchian Channels</text:p>
      <text:p text:style-name="Standard"><text:s text:c="4"/>plt.plot(aapl[-300:].close, label="CLOSE")</text:p>
      <text:p text:style-name="Standard"><text:s text:c="4"/>plt.plot(aapl[-300:].dcl, color="black", linestyle="--", alpha=0.3)</text:p>
      <text:p text:style-name="Standard"><text:s text:c="4"/>plt.plot(aapl[-300:].dcm, color="orange", label="DCM")</text:p>
      <text:p text:style-name="Standard"><text:s text:c="4"/>plt.plot(aapl[-300:].dcu, color="black", linestyle="--", alpha=0.3, label="DCU,DCL")</text:p>
      <text:p text:style-name="Standard"><text:s text:c="4"/>plt.legend()</text:p>
      <text:p text:style-name="Standard"><text:s text:c="4"/>plt.title("AAPL DONCHIAN CHANNELS 50")</text:p>
      <text:p text:style-name="Standard"><text:s text:c="4"/>plt.xlabel("Date")</text:p>
      <text:p text:style-name="Standard"><text:s text:c="4"/>plt.ylabel("Close")</text:p>
      <text:p text:style-name="Standard"><text:s text:c="4"/>plt.show()</text:p>
      <text:p text:style-name="Standard"/>
      <text:p text:style-name="Standard"><text:s text:c="4"/>logging.info("Plotted Donchian Channels for AAPL.")</text:p>
      <text:p text:style-name="Standard"/>
      <text:p text:style-name="Standard"/>
      <text:p text:style-name="Standard">if __name__ == "__main__":</text:p>
      <text:p text:style-name="Standard"><text:s text:c="4"/>main()</text:p>
      <text:p text:style-name="Standard"/>
      <text:p text:style-name="Standard"/>
      <text:p text:style-name="Standard">"""</text:p>
      <text:p text:style-name="Standard">TODO:</text:p>
      <text:p text:style-name="Standard">- Integrate additional data sources for market sentiment analysis.</text:p>
      <text:p text:style-name="Standard">- Explore and implement more advanced machine learning models for data analysis and prediction.</text:p>
      <text:p text:style-name="Standard">- Enhance trading strategy flexibility to adapt to different market conditions.</text:p>
      <text:p text:style-name="Standard">- Improve risk management techniques for better capital protection.</text:p>
      <text:p text:style-name="Standard">- Develop a more interactive and user-friendly configuration interface.</text:p>
      <text:p text:style-name="Standard">- Expand real-time monitoring and alerting functionalities.</text:p>
      <text:p text:style-name="Standard">- Refine error handling and logging for more detailed insights and troubleshooting.</text:p>
      <text:p text:style-name="Standard">- Ensure scalability to accommodate growing data volumes and trading activities.</text:p>
      <text:p text:style-name="Standard"/>
      <text:p text:style-name="Standard"/>
      <text:p text:style-name="Standard">Utilising these instructions below identify each and every specific way to enhance and extend and improve the current trader program @trader.py in every way possible to the highest standards in all regards possible ensuring every single aspect fully implemented completely and perfectly. </text:p>
      <text:p text:style-name="Standard"/>
      <text:p text:style-name="Standard">Each improvement and addition and enhancement output fully implemented complete code in its own code block. All aligned for integration into the current program ensuring no loss of any function or utility or detail in any way. Only enhancing and improving. Only outputting the fully implemented improvemetns ready to integrate.</text:p>
      <text:p text:style-name="Standard"/>
      <text:p text:style-name="Standard">1. Enhancing Data Collection and Analysis</text:p>
      <text:p text:style-name="Standard">a. Expanding Data Sources</text:p>
      <text:p text:style-name="Standard">To improve prediction accuracy and market understanding, the bot should integrate multiple data sources beyond historical price data. This includes market sentiment analysis from news articles and social media, real-time order book data, and other relevant financial indicators.</text:p>
      <text:p text:style-name="Standard"><text:soft-page-break/>b. Implementing Advanced Data Analysis Techniques</text:p>
      <text:p text:style-name="Standard">Leverage machine learning models to analyze collected data, predict market trends, and make informed trading decisions. Techniques such as LSTM (Long Short-Term Memory) networks can be particularly effective for time series prediction.</text:p>
      <text:p text:style-name="Standard">2. Developing a More Sophisticated Trading Strategy</text:p>
      <text:p text:style-name="Standard">a. Strategy Enhancement</text:p>
      <text:p text:style-name="Standard">Incorporate multiple trading strategies (e.g., mean reversion, momentum, machine learning-based predictions) and allow the bot to switch strategies based on market conditions.</text:p>
      <text:p text:style-name="Standard">b. Risk Management</text:p>
      <text:p text:style-name="Standard">Implement advanced risk management techniques, such as dynamic stop-loss and take-profit levels, position sizing based on volatility, and portfolio diversification.</text:p>
      <text:p text:style-name="Standard">3. Implementing Adaptive Learning</text:p>
      <text:p text:style-name="Standard">a. Continuous Learning</text:p>
      <text:p text:style-name="Standard">Integrate a reinforcement learning algorithm that allows the bot to learn from its trading history and adapt its strategy to maximize profitability.</text:p>
      <text:p text:style-name="Standard">b. Backtesting and Optimization</text:p>
      <text:p text:style-name="Standard">Develop a robust backtesting framework that simulates trading strategies against historical data, allowing for strategy optimization before deployment.</text:p>
      <text:p text:style-name="Standard">4. Enhancing Flexibility and User Interaction</text:p>
      <text:p text:style-name="Standard">a. User Configuration</text:p>
      <text:p text:style-name="Standard">Allow users to customize trading parameters (e.g., investment amount, risk tolerance, active strategies) through a user-friendly interface or configuration file.</text:p>
      <text:p text:style-name="Standard">b. Real-time Monitoring and Alerts</text:p>
      <text:p text:style-name="Standard">Implement a dashboard for real-time monitoring of bot activity and market conditions. Integrate alerting mechanisms for significant events or trade executions.</text:p>
      <text:p text:style-name="Standard">5. Ensuring Robustness and Scalability</text:p>
      <text:p text:style-name="Standard">a. Error Handling and Logging</text:p>
      <text:p text:style-name="Standard">Enhance error handling to manage and log exceptions gracefully, ensuring the bot's continuous operation. Expand logging to include detailed execution traces and decision-making processes.</text:p>
      <text:p text:style-name="Standard">b. Scalability</text:p>
      <text:p text:style-name="Standard">Refactor the code to ensure scalability, allowing the bot to handle increased data volumes and execute trades across multiple exchanges simultaneously.</text:p>
      <text:p text:style-name="Standard">6. Code Improvements and Best Practices</text:p>
      <text:p text:style-name="Standard">a. Code Refactoring</text:p>
      <text:p text:style-name="Standard">Refactor the existing codebase to improve readability, maintainability, and performance. This includes applying PEP 8 standards, optimizing imports, and simplifying complex functions.</text:p>
      <text:p text:style-name="Standard">b. Documentation and Comments</text:p>
      <text:p text:style-name="Standard">Enhance documentation and comments throughout the codebase, providing clear explanations of the logic, parameters, and expected outcomes of functions and modules.</text:p>
      <text:p text:style-name="Standard"/>
      <text:p text:style-name="Standard">Take your time. This will be done over multiple responses. Exclusively and directly output code as specified only. I will prompt you to continue as needed until the entire program has been covered start to finish verbatim as specified and is ready for functional integration deployment and testing.</text:p>
      <text:p text:style-name="P6">"""<text:line-break/><text:line-break/><text:line-break/><text:line-break/>log_function_call <text:s text:c="33"/>#Decorator to log function calls</text:p>
      <text:p text:style-name="P6">log_exception <text:s text:c="37"/>#Decorator to log exceptions</text:p>
      <text:p text:style-name="P6">get_order_book <text:s text:c="36"/>#Get the order book for a given ticker from a specified exchange</text:p>
      <text:p text:style-name="P6"><text:soft-page-break/>preprocess_data_for_lstm <text:s text:c="26"/>#Preprocess the data for LSTM model (which makes up the base trader)</text:p>
      <text:p text:style-name="P6">build_lstm_model <text:s text:c="34"/>#Build the LSTM model</text:p>
      <text:p text:style-name="P6">train_and_predict_lstm <text:s text:c="28"/>#Train and predict using the LSTM model</text:p>
      <text:p text:style-name="P6">implement_adaptive_strategy <text:s text:c="23"/>#Implement an adaptive strategy based on market conditions</text:p>
      <text:p text:style-name="P6">#For Adaptive Strategy</text:p>
      <text:p text:style-name="P6">implement_donchian_strategy (Default strategy) <text:s text:c="4"/>#Implement the donchian strategy</text:p>
      <text:p text:style-name="P6">implement_mean_reversion_strategy <text:s text:c="17"/>#Implement the mean reversion strategy</text:p>
      <text:p text:style-name="P6">implement_ml_strategy <text:s text:c="29"/>#Implement the machine learning strategy</text:p>
      <text:p text:style-name="P6">select_strategy <text:s text:c="35"/>#Select the strategy to be used</text:p>
      <text:p text:style-name="P6">calculate_position_size <text:s text:c="27"/>#Calculate the position size</text:p>
      <text:p text:style-name="P6">update_model_weights <text:s text:c="30"/>#Update the model weights</text:p>
      <text:p text:style-name="P6">backtest_strategy <text:s text:c="33"/>#Backtest the strategy</text:p>
      <text:p text:style-name="P6">optimize_strategy <text:s text:c="33"/>#Optimize the strategy</text:p>
      <text:p text:style-name="P6">load_config <text:s text:c="39"/>#Load the configuration</text:p>
      <text:p text:style-name="P6">save_config <text:s text:c="39"/>#Save the configuration</text:p>
      <text:p text:style-name="P6">start_monitoring <text:s text:c="34"/>#Start monitoring the market </text:p>
      <text:p text:style-name="P6">send_alert <text:s text:c="40"/>#Send an alert notification based on the strategy</text:p>
      <text:p text:style-name="P6">execute_trade <text:s text:c="37"/>#Execute a trade based on the strategy and position and market conditions</text:p>
      <text:p text:style-name="P6">execute_trades_concurrently <text:s text:c="23"/>#Execute trades concurrently</text:p>
      <text:p text:style-name="P6">distribute_across_exchanges <text:s text:c="23"/>#Distribute trades across exchanges</text:p>
      <text:p text:style-name="P6">select_exchange <text:s text:c="35"/>#Select the exchange to execute the trade</text:p>
      <text:p text:style-name="P6">get_historical_data <text:s text:c="31"/>#Get historical data for a given ticker, utilising a variety of sources and defaulting to google sheets method for real time data also (sheets can do this freely)</text:p>
      <text:p text:style-name="P6">load_credentials_gui <text:s text:c="30"/>#Load the credentials from the GUI</text:p>
      <text:p text:style-name="P6">setup_google_sheets <text:s text:c="31"/>#Setup the google sheets</text:p>
      <text:p text:style-name="P6">train_and_predict_lstm <text:s text:c="28"/>#Train and predict using the LSTM model</text:p>
      <text:p text:style-name="P6">build_lstm_model <text:s text:c="34"/>#Build the LSTM model</text:p>
      <text:p text:style-name="P6">preprocess_data_for_lstm <text:s text:c="26"/>#Preprocess the data for LSTM model (which makes up the base trader)</text:p>
      <text:p text:style-name="P6">fetch_and_analyze_article_sentiment <text:s text:c="15"/>#Fetch and analyze the sentiment of news articles</text:p>
      <text:p text:style-name="P6">donchian_strategy <text:s text:c="33"/>#Implement the donchian strategy</text:p>
      <text:p text:style-name="P6">fetch_real_time_data <text:s text:c="30"/>#Fetch real time data from google sheets</text:p>
      <text:p text:style-name="P6">detect_significant_movement <text:s text:c="23"/>#Detect significant movement in the market</text:p>
      <text:p text:style-name="P6">get_current_position <text:s text:c="30"/>#Get the current position</text:p>
      <text:p text:style-name="P6">calculate_performance <text:s text:c="29"/>#Calculate the performance of the strategy</text:p>
      <text:p text:style-name="P6">update_dashboard <text:s text:c="34"/>#Update the dashboard</text:p>
      <text:p text:style-name="P6">detect_anomaly <text:s text:c="36"/>#Detect an anomaly in the market</text:p>
      <text:p text:style-name="P6">strategyfunc <text:s text:c="38"/>#Function for the strategy to be used</text:p>
      <text:p text:style-name="P6">Adam <text:s text:c="46"/>#Adam optimizer utilise this from torch so ignore it as a method <text:s text:c="2"/></text:p>
      <text:p text:style-name="P6"/>
      <text:p text:style-name="P6"># Downloading necessary NLTK resources</text:p>
      <text:p text:style-name="P6">nltk.download("averaged_perceptron_tagger")</text:p>
      <text:p text:style-name="P6">nltk.download("vader_lexicon")</text:p>
      <text:p text:style-name="P6">nltk.download("punkt")</text:p>
      <text:p text:style-name="P6"/>
      <text:p text:style-name="P6"># Setting global matplotlib parameters for plot size and style</text:p>
      <text:p text:style-name="P6">plt.rcParams["figure.figsize"]: Tuple[int, int] = (20, 10)</text:p>
      <text:p text:style-name="P6">plt.style.use("fivethirtyeight")</text:p>
      <text:p text:style-name="P6"/>
      <text:p text:style-name="P6"><text:soft-page-break/>#Custom Error Types</text:p>
      <text:p text:style-name="P6">NetworkError</text:p>
      <text:p text:style-name="P6">ExchangeError</text:p>
      <text:p text:style-name="P6">APIKeyError</text:p>
      <text:p text:style-name="P6">AuthorizationError</text:p>
      <text:p text:style-name="P6">TickerError</text:p>
      <text:p text:style-name="P6">StartDateError</text:p>
      <text:p text:style-name="P6">EndDateError</text:p>
      <text:p text:style-name="P6">InvalidOrderQuantityError</text:p>
      <text:p text:style-name="P6">InvalidOrderTypeError</text:p>
      <text:p text:style-name="P6">InvalidOrderStatusError</text:p>
      <text:p text:style-name="P6">InvalidOrderError<text:line-break/><text:line-break/><text:line-break/><text:line-break/><text:line-break/><text:span text:style-name="T11">Standardised Basic Trader<text:line-break/><text:line-break/></text:span><text:span text:style-name="T10"># IMPORTING PACKAGES</text:span></text:p>
      <text:p text:style-name="P2">import<text:span text:style-name="T1"> </text:span><text:span text:style-name="T8">pandas</text:span><text:span text:style-name="T1"> </text:span>as<text:span text:style-name="T1"> </text:span><text:span text:style-name="T8">pd</text:span></text:p>
      <text:p text:style-name="P2">import<text:span text:style-name="T1"> </text:span><text:span text:style-name="T8">requests</text:span></text:p>
      <text:p text:style-name="P2">import<text:span text:style-name="T1"> </text:span><text:span text:style-name="T8">pandas_ta</text:span><text:span text:style-name="T1"> </text:span>as<text:span text:style-name="T1"> </text:span><text:span text:style-name="T8">ta</text:span></text:p>
      <text:p text:style-name="P2">import<text:span text:style-name="T1"> </text:span><text:span text:style-name="T8">matplotlib</text:span><text:span text:style-name="T1">.</text:span><text:span text:style-name="T8">pyplot</text:span><text:span text:style-name="T1"> </text:span>as<text:span text:style-name="T1"> </text:span><text:span text:style-name="T8">plt</text:span></text:p>
      <text:p text:style-name="P2">from<text:span text:style-name="T1"> </text:span><text:span text:style-name="T8">termcolor</text:span><text:span text:style-name="T1"> </text:span>import<text:span text:style-name="T1"> </text:span><text:span text:style-name="T6">colored</text:span><text:span text:style-name="T1"> </text:span>as<text:span text:style-name="T1"> </text:span><text:span text:style-name="T6">cl</text:span></text:p>
      <text:p text:style-name="P2">import<text:span text:style-name="T1"> </text:span><text:span text:style-name="T8">math</text:span></text:p>
      <text:p text:style-name="P2">import<text:span text:style-name="T1"> </text:span><text:span text:style-name="T8">numpy</text:span><text:span text:style-name="T1"> </text:span>as<text:span text:style-name="T1"> </text:span><text:span text:style-name="T8">np</text:span></text:p>
      <text:p text:style-name="P2">from<text:span text:style-name="T1"> </text:span><text:span text:style-name="T8">datetime</text:span><text:span text:style-name="T1"> </text:span>import<text:span text:style-name="T1"> </text:span><text:span text:style-name="T6">datetime</text:span></text:p>
      <text:p text:style-name="P2">from<text:span text:style-name="T1"> </text:span><text:span text:style-name="T8">typing</text:span><text:span text:style-name="T1"> </text:span>import<text:span text:style-name="T1"> </text:span><text:span text:style-name="T9">List</text:span><text:span text:style-name="T1">, </text:span><text:span text:style-name="T9">Dict</text:span><text:span text:style-name="T1">, </text:span><text:span text:style-name="T9">Any</text:span><text:span text:style-name="T1">, </text:span><text:span text:style-name="T6">Union</text:span><text:span text:style-name="T1">, </text:span><text:span text:style-name="T6">Callable</text:span><text:span text:style-name="T1">, </text:span><text:span text:style-name="T6">Optional</text:span><text:span text:style-name="T1">, </text:span><text:span text:style-name="T6">Tuple</text:span><text:span text:style-name="T1">, </text:span><text:span text:style-name="T6">TypeAlias</text:span><text:span text:style-name="T1">, </text:span><text:span text:style-name="T6">cast</text:span></text:p>
      <text:p text:style-name="Standard"/>
      <text:p text:style-name="P2"># Type Aliases for Enhanced Clarity and Error Avoidance</text:p>
      <text:p text:style-name="P2"><text:span text:style-name="T9">DataFrame</text:span><text:span text:style-name="T1">: </text:span><text:span text:style-name="T2">TypeAlias</text:span><text:span text:style-name="T1"> = </text:span><text:span text:style-name="T8">pd</text:span><text:span text:style-name="T1">.</text:span><text:span text:style-name="T6">DataFrame</text:span></text:p>
      <text:p text:style-name="P2"><text:span text:style-name="T9">HistoricalDataResponse</text:span><text:span text:style-name="T1">: </text:span><text:span text:style-name="T2">TypeAlias</text:span><text:span text:style-name="T1"> = </text:span><text:span text:style-name="T6">Union</text:span><text:span text:style-name="T1">[</text:span><text:span text:style-name="T9">Dict</text:span><text:span text:style-name="T1">[</text:span><text:span text:style-name="T2">str</text:span><text:span text:style-name="T1">, </text:span><text:span text:style-name="T9">Any</text:span><text:span text:style-name="T1">], </text:span><text:span text:style-name="T9">List</text:span><text:span text:style-name="T1">[</text:span><text:span text:style-name="T9">Dict</text:span><text:span text:style-name="T1">[</text:span><text:span text:style-name="T2">str</text:span><text:span text:style-name="T1">, </text:span><text:span text:style-name="T9">Any</text:span><text:span text:style-name="T1">]]]</text:span></text:p>
      <text:p text:style-name="P2"><text:span text:style-name="T9">PlottingColors</text:span><text:span text:style-name="T1">: </text:span><text:span text:style-name="T2">TypeAlias</text:span><text:span text:style-name="T1"> = </text:span><text:span text:style-name="T6">Union</text:span><text:span text:style-name="T1">[</text:span><text:span text:style-name="T2">str</text:span><text:span text:style-name="T1">, </text:span><text:span text:style-name="T9">List</text:span><text:span text:style-name="T1">[</text:span><text:span text:style-name="T2">str</text:span><text:span text:style-name="T1">]]</text:span></text:p>
      <text:p text:style-name="P2"><text:span text:style-name="T12">URL</text:span><text:span text:style-name="T1">: </text:span><text:span text:style-name="T2">TypeAlias</text:span><text:span text:style-name="T1"> = </text:span><text:span text:style-name="T2">str</text:span></text:p>
      <text:p text:style-name="P2"><text:span text:style-name="T9">QueryString</text:span><text:span text:style-name="T1">: </text:span><text:span text:style-name="T2">TypeAlias</text:span><text:span text:style-name="T1"> = </text:span><text:span text:style-name="T9">Dict</text:span><text:span text:style-name="T1">[</text:span><text:span text:style-name="T2">str</text:span><text:span text:style-name="T1">, </text:span><text:span text:style-name="T6">Union</text:span><text:span text:style-name="T1">[</text:span><text:span text:style-name="T2">str</text:span><text:span text:style-name="T1">, </text:span><text:span text:style-name="T2">int</text:span><text:span text:style-name="T1">]]</text:span></text:p>
      <text:p text:style-name="P2"><text:span text:style-name="T9">Symbol</text:span><text:span text:style-name="T1">: </text:span><text:span text:style-name="T2">TypeAlias</text:span><text:span text:style-name="T1"> = </text:span><text:span text:style-name="T2">str</text:span></text:p>
      <text:p text:style-name="P2"><text:span text:style-name="T9">StartDate</text:span><text:span text:style-name="T1">: </text:span><text:span text:style-name="T2">TypeAlias</text:span><text:span text:style-name="T1"> = </text:span><text:span text:style-name="T2">str</text:span></text:p>
      <text:p text:style-name="P2"><text:span text:style-name="T9">Interval</text:span><text:span text:style-name="T1">: </text:span><text:span text:style-name="T2">TypeAlias</text:span><text:span text:style-name="T1"> = </text:span><text:span text:style-name="T2">str</text:span></text:p>
      <text:p text:style-name="P2"><text:span text:style-name="T9">APIKey</text:span><text:span text:style-name="T1">: </text:span><text:span text:style-name="T2">TypeAlias</text:span><text:span text:style-name="T1"> = </text:span><text:span text:style-name="T2">str</text:span></text:p>
      <text:p text:style-name="Standard"/>
      <text:p text:style-name="P2"># Setting up matplotlib parameters for consistent plot styling</text:p>
      <text:p text:style-name="P2"><text:span text:style-name="T8">plt</text:span><text:span text:style-name="T1">.</text:span><text:span text:style-name="T12">rcParams</text:span><text:span text:style-name="T1">[</text:span><text:span text:style-name="T3">"figure.figsize"</text:span><text:span text:style-name="T1">] = (</text:span><text:span text:style-name="T6">20</text:span><text:span text:style-name="T1">, </text:span><text:span text:style-name="T6">10</text:span><text:span text:style-name="T1">)</text:span></text:p>
      <text:p text:style-name="P2"><text:span text:style-name="T8">plt</text:span><text:span text:style-name="T1">.</text:span><text:span text:style-name="T8">style</text:span><text:span text:style-name="T1">.</text:span><text:span text:style-name="T6">use</text:span><text:span text:style-name="T1">(</text:span><text:span text:style-name="T3">"fivethirtyeight"</text:span><text:span text:style-name="T1">)</text:span></text:p>
      <text:p text:style-name="P5"/>
      <text:p text:style-name="P2"># EXTRACTING HISTORICAL DATA</text:p>
      <text:p text:style-name="P2"><text:span text:style-name="T2">def</text:span><text:span text:style-name="T1"> </text:span>get_historical_data<text:span text:style-name="T1">(</text:span></text:p>
      <text:p text:style-name="P2">symbol<text:span text:style-name="T1">: </text:span><text:span text:style-name="T9">Symbol</text:span><text:span text:style-name="T1">, </text:span>start_date<text:span text:style-name="T1">: </text:span><text:span text:style-name="T9">StartDate</text:span><text:span text:style-name="T1">, </text:span>interval<text:span text:style-name="T1">: </text:span><text:span text:style-name="T9">Interval</text:span></text:p>
      <text:p text:style-name="P2"><text:span text:style-name="T1">) -&gt; </text:span><text:span text:style-name="T9">DataFrame</text:span><text:span text:style-name="T1">:</text:span></text:p>
      <text:p text:style-name="P1">"""</text:p>
      <text:p text:style-name="P1">Fetches historical price data for a given symbol from Tiingo API.</text:p>
      <text:p text:style-name="Standard"/>
      <text:p text:style-name="P1"><text:soft-page-break/>Parameters:</text:p>
      <text:p text:style-name="P1">- symbol (Symbol): The stock symbol to fetch historical data for.</text:p>
      <text:p text:style-name="P1">- start_date (StartDate): The start date for the historical data in YYYY-MM-DD format.</text:p>
      <text:p text:style-name="P1">- interval (Interval): The interval for the historical data (e.g., daily, weekly).</text:p>
      <text:p text:style-name="Standard"/>
      <text:p text:style-name="P1">Returns:</text:p>
      <text:p text:style-name="P1">- DataFrame: A pandas DataFrame containing the historical price data.</text:p>
      <text:p text:style-name="P1">"""</text:p>
      <text:p text:style-name="P2"><text:span text:style-name="T9">url</text:span><text:span text:style-name="T1">: </text:span><text:span text:style-name="T12">URL</text:span><text:span text:style-name="T1"> = </text:span><text:span text:style-name="T2">f</text:span><text:span text:style-name="T3">"https://api.tiingo.com/tiingo/daily/</text:span><text:span text:style-name="T5">{</text:span>symbol<text:span text:style-name="T5">}</text:span><text:span text:style-name="T3">/prices"</text:span></text:p>
      <text:p text:style-name="P2"><text:span text:style-name="T9">querystring</text:span><text:span text:style-name="T1">: </text:span><text:span text:style-name="T9">QueryString</text:span><text:span text:style-name="T1"> = {</text:span></text:p>
      <text:p text:style-name="P2"><text:span text:style-name="T3">"startDate"</text:span><text:span text:style-name="T1">: </text:span>start_date<text:span text:style-name="T1">,</text:span></text:p>
      <text:p text:style-name="P2"><text:span text:style-name="T3">"resampleFreq"</text:span><text:span text:style-name="T1">: </text:span>interval<text:span text:style-name="T1">,</text:span></text:p>
      <text:p text:style-name="P2"><text:span text:style-name="T3">"token"</text:span><text:span text:style-name="T1">: </text:span><text:span text:style-name="T3">"YOUR_API_KEY"</text:span><text:span text:style-name="T1">,</text:span></text:p>
      <text:p text:style-name="P4">}</text:p>
      <text:p text:style-name="P2"><text:span text:style-name="T9">response</text:span><text:span text:style-name="T1">: </text:span><text:span text:style-name="T8">requests</text:span><text:span text:style-name="T1">.</text:span><text:span text:style-name="T2">Response</text:span><text:span text:style-name="T1"> = </text:span><text:span text:style-name="T8">requests</text:span><text:span text:style-name="T1">.</text:span><text:span text:style-name="T6">get</text:span><text:span text:style-name="T1">(</text:span><text:span text:style-name="T9">url</text:span><text:span text:style-name="T1">, </text:span>params<text:span text:style-name="T1">=</text:span><text:span text:style-name="T9">querystring</text:span><text:span text:style-name="T1">)</text:span></text:p>
      <text:p text:style-name="P2"><text:span text:style-name="T9">response</text:span><text:span text:style-name="T1">.</text:span><text:span text:style-name="T6">raise_for_status</text:span><text:span text:style-name="T1">() </text:span># Raises stored HTTPError, if one occurred.</text:p>
      <text:p text:style-name="Standard"/>
      <text:p text:style-name="P2"># Ensuring the response is a list before attempting to access its first element</text:p>
      <text:p text:style-name="P2"><text:span text:style-name="T9">hist_json</text:span><text:span text:style-name="T1">: </text:span><text:span text:style-name="T9">HistoricalDataResponse</text:span><text:span text:style-name="T1"> = </text:span><text:span text:style-name="T9">response</text:span><text:span text:style-name="T1">.</text:span><text:span text:style-name="T6">json</text:span><text:span text:style-name="T1">()</text:span></text:p>
      <text:p text:style-name="P2">if<text:span text:style-name="T1"> </text:span><text:span text:style-name="T2">isinstance</text:span><text:span text:style-name="T1">(</text:span><text:span text:style-name="T9">hist_json</text:span><text:span text:style-name="T1">, </text:span><text:span text:style-name="T2">list</text:span><text:span text:style-name="T1">) </text:span><text:span text:style-name="T7">and</text:span><text:span text:style-name="T1"> </text:span><text:span text:style-name="T2">len</text:span><text:span text:style-name="T1">(</text:span><text:span text:style-name="T9">hist_json</text:span><text:span text:style-name="T1">) &gt; </text:span><text:span text:style-name="T6">0</text:span><text:span text:style-name="T1"> </text:span><text:span text:style-name="T7">and</text:span><text:span text:style-name="T1"> </text:span><text:span text:style-name="T3">"candles"</text:span><text:span text:style-name="T1"> </text:span><text:span text:style-name="T7">in</text:span><text:span text:style-name="T1"> </text:span><text:span text:style-name="T9">hist_json</text:span><text:span text:style-name="T1">[</text:span><text:span text:style-name="T6">0</text:span><text:span text:style-name="T1">]:</text:span></text:p>
      <text:p text:style-name="P2"><text:span text:style-name="T9">df</text:span><text:span text:style-name="T1">: </text:span><text:span text:style-name="T9">DataFrame</text:span><text:span text:style-name="T1"> = </text:span><text:span text:style-name="T8">pd</text:span><text:span text:style-name="T1">.</text:span><text:span text:style-name="T6">DataFrame</text:span><text:span text:style-name="T1">(</text:span><text:span text:style-name="T9">hist_json</text:span><text:span text:style-name="T1">[</text:span><text:span text:style-name="T6">0</text:span><text:span text:style-name="T1">][</text:span><text:span text:style-name="T3">"candles"</text:span><text:span text:style-name="T1">])</text:span></text:p>
      <text:p text:style-name="P2">else<text:span text:style-name="T1">:</text:span></text:p>
      <text:p text:style-name="P2">raise<text:span text:style-name="T1"> </text:span><text:span text:style-name="T2">ValueError</text:span><text:span text:style-name="T1">(</text:span><text:span text:style-name="T3">"Unexpected response format or empty response."</text:span><text:span text:style-name="T1">)</text:span></text:p>
      <text:p text:style-name="Standard"/>
      <text:p text:style-name="P2"><text:span text:style-name="T2">print</text:span><text:span text:style-name="T1">(</text:span><text:span text:style-name="T9">df</text:span><text:span text:style-name="T1">)</text:span></text:p>
      <text:p text:style-name="P2">return<text:span text:style-name="T1"> </text:span><text:span text:style-name="T9">df</text:span></text:p>
      <text:p text:style-name="P5"/>
      <text:p text:style-name="P2"><text:span text:style-name="T2">class</text:span><text:span text:style-name="T1"> </text:span><text:span text:style-name="T13">BaselineTrader</text:span><text:span text:style-name="T1">:</text:span></text:p>
      <text:p text:style-name="P1">"""</text:p>
      <text:p text:style-name="P1">A baseline trader class for trading based on historical data.</text:p>
      <text:p text:style-name="P1">"""</text:p>
      <text:p text:style-name="Standard"/>
      <text:p text:style-name="P2"><text:span text:style-name="T2">def</text:span><text:span text:style-name="T1"> </text:span>__init__<text:span text:style-name="T1">(</text:span></text:p>
      <text:p text:style-name="P2">self<text:span text:style-name="T1">, </text:span>symbol<text:span text:style-name="T1">: </text:span><text:span text:style-name="T9">Symbol</text:span><text:span text:style-name="T1">, </text:span>start_date<text:span text:style-name="T1">: </text:span><text:span text:style-name="T9">StartDate</text:span><text:span text:style-name="T1">, </text:span>interval<text:span text:style-name="T1">: </text:span><text:span text:style-name="T9">Interval</text:span></text:p>
      <text:p text:style-name="P2"><text:span text:style-name="T1">) -&gt; </text:span><text:span text:style-name="T2">None</text:span><text:span text:style-name="T1">:</text:span></text:p>
      <text:p text:style-name="P2">self<text:span text:style-name="T1">.</text:span><text:span text:style-name="T12">symbol</text:span><text:span text:style-name="T1">: </text:span><text:span text:style-name="T9">Symbol</text:span><text:span text:style-name="T1"> = </text:span>symbol</text:p>
      <text:p text:style-name="P2">self<text:span text:style-name="T1">.</text:span><text:span text:style-name="T12">start_date</text:span><text:span text:style-name="T1">: </text:span><text:span text:style-name="T9">StartDate</text:span><text:span text:style-name="T1"> = </text:span>start_date</text:p>
      <text:p text:style-name="P2">self<text:span text:style-name="T1">.</text:span><text:span text:style-name="T12">interval</text:span><text:span text:style-name="T1">: </text:span><text:span text:style-name="T9">Interval</text:span><text:span text:style-name="T1"> = </text:span>interval</text:p>
      <text:p text:style-name="P2">self<text:span text:style-name="T1">.</text:span><text:span text:style-name="T12">url</text:span><text:span text:style-name="T1">: </text:span><text:span text:style-name="T12">URL</text:span><text:span text:style-name="T1"> = </text:span><text:span text:style-name="T2">f</text:span><text:span text:style-name="T3">"https://api.tiingo.com/tiingo/daily/</text:span><text:span text:style-name="T5">{</text:span>symbol<text:span text:style-name="T5">}</text:span><text:span text:style-name="T3">/prices"</text:span></text:p>
      <text:p text:style-name="P2">self<text:span text:style-name="T1">.</text:span><text:span text:style-name="T12">querystring</text:span><text:span text:style-name="T1">: </text:span><text:span text:style-name="T9">QueryString</text:span><text:span text:style-name="T1"> = {</text:span></text:p>
      <text:p text:style-name="P2"><text:span text:style-name="T3">"startDate"</text:span><text:span text:style-name="T1">: </text:span>self<text:span text:style-name="T1">.</text:span><text:span text:style-name="T12">start_date</text:span><text:span text:style-name="T1">,</text:span></text:p>
      <text:p text:style-name="P2"><text:span text:style-name="T3">"resampleFreq"</text:span><text:span text:style-name="T1">: </text:span>self<text:span text:style-name="T1">.</text:span><text:span text:style-name="T12">interval</text:span><text:span text:style-name="T1">,</text:span></text:p>
      <text:p text:style-name="P2"><text:span text:style-name="T3">"token"</text:span><text:span text:style-name="T1">: </text:span><text:span text:style-name="T3">"YOUR_API_KEY"</text:span><text:span text:style-name="T1">,</text:span></text:p>
      <text:p text:style-name="P4">}</text:p>
      <text:p text:style-name="P5"/>
      <text:p text:style-name="P2"># Fetching historical data for AAPL</text:p>
      <text:p text:style-name="P2"><text:span text:style-name="T9">aapl</text:span><text:span text:style-name="T1">: </text:span><text:span text:style-name="T9">DataFrame</text:span><text:span text:style-name="T1"> = </text:span><text:span text:style-name="T6">get_historical_data</text:span><text:span text:style-name="T1">(</text:span><text:span text:style-name="T3">"AAPL"</text:span><text:span text:style-name="T1">, </text:span><text:span text:style-name="T3">"1993-01-01"</text:span><text:span text:style-name="T1">, </text:span><text:span text:style-name="T3">"1W"</text:span><text:span text:style-name="T1">)</text:span></text:p>
      <text:p text:style-name="P2"><text:span text:style-name="T9">aapl</text:span><text:span text:style-name="T1">.</text:span><text:span text:style-name="T6">tail</text:span><text:span text:style-name="T1">()</text:span></text:p>
      <text:p text:style-name="Standard"/>
      <text:p text:style-name="P2"># CALCULATING DONCHIAN CHANNEL</text:p>
      <text:p text:style-name="P2"><text:soft-page-break/><text:span text:style-name="T9">aapl</text:span><text:span text:style-name="T1">[[</text:span><text:span text:style-name="T3">"dcl"</text:span><text:span text:style-name="T1">, </text:span><text:span text:style-name="T3">"dcm"</text:span><text:span text:style-name="T1">, </text:span><text:span text:style-name="T3">"dcu"</text:span><text:span text:style-name="T1">]] = </text:span><text:span text:style-name="T9">aapl</text:span><text:span text:style-name="T1">.ta.</text:span><text:span text:style-name="T4">donchian</text:span><text:span text:style-name="T1">(</text:span>lower_length<text:span text:style-name="T1">=</text:span><text:span text:style-name="T6">40</text:span><text:span text:style-name="T1">, </text:span>upper_length<text:span text:style-name="T1">=</text:span><text:span text:style-name="T6">50</text:span><text:span text:style-name="T1">)</text:span></text:p>
      <text:p text:style-name="P2"><text:span text:style-name="T9">aapl</text:span><text:span text:style-name="T1"> = </text:span><text:span text:style-name="T9">aapl</text:span><text:span text:style-name="T1">.</text:span><text:span text:style-name="T6">dropna</text:span><text:span text:style-name="T1">().</text:span><text:span text:style-name="T6">drop</text:span><text:span text:style-name="T1">(</text:span><text:span text:style-name="T3">"time"</text:span><text:span text:style-name="T1">, </text:span>axis<text:span text:style-name="T1">=</text:span><text:span text:style-name="T6">1</text:span><text:span text:style-name="T1">).</text:span><text:span text:style-name="T6">rename</text:span><text:span text:style-name="T1">(</text:span>columns<text:span text:style-name="T1">={</text:span><text:span text:style-name="T3">"dateTime"</text:span><text:span text:style-name="T1">: </text:span><text:span text:style-name="T3">"date"</text:span><text:span text:style-name="T1">})</text:span></text:p>
      <text:p text:style-name="P2"><text:span text:style-name="T9">aapl</text:span><text:span text:style-name="T1"> = </text:span><text:span text:style-name="T9">aapl</text:span><text:span text:style-name="T1">.</text:span><text:span text:style-name="T6">set_index</text:span><text:span text:style-name="T1">(</text:span><text:span text:style-name="T3">"date"</text:span><text:span text:style-name="T1">)</text:span></text:p>
      <text:p text:style-name="P2"><text:span text:style-name="T9">aapl</text:span><text:span text:style-name="T1">.</text:span><text:span text:style-name="T12">index</text:span><text:span text:style-name="T1"> = </text:span><text:span text:style-name="T8">pd</text:span><text:span text:style-name="T1">.</text:span><text:span text:style-name="T6">to_datetime</text:span><text:span text:style-name="T1">(</text:span><text:span text:style-name="T9">aapl</text:span><text:span text:style-name="T1">.</text:span><text:span text:style-name="T12">index</text:span><text:span text:style-name="T1">)</text:span></text:p>
      <text:p text:style-name="P2"><text:span text:style-name="T9">aapl</text:span><text:span text:style-name="T1">.</text:span><text:span text:style-name="T6">tail</text:span><text:span text:style-name="T1">()</text:span></text:p>
      <text:p text:style-name="P5"/>
      <text:p text:style-name="P2"># PLOTTING DONCHIAN CHANNEL</text:p>
      <text:p text:style-name="P2"><text:span text:style-name="T2">def</text:span><text:span text:style-name="T1"> </text:span>plot_donchian_channel<text:span text:style-name="T1">(</text:span>data<text:span text:style-name="T1">: </text:span><text:span text:style-name="T9">DataFrame</text:span><text:span text:style-name="T1">, </text:span>window<text:span text:style-name="T1">: </text:span><text:span text:style-name="T2">int</text:span><text:span text:style-name="T1"> = </text:span><text:span text:style-name="T6">300</text:span><text:span text:style-name="T1">) -&gt; </text:span><text:span text:style-name="T2">None</text:span><text:span text:style-name="T1">:</text:span></text:p>
      <text:p text:style-name="P1">"""</text:p>
      <text:p text:style-name="P1">Plots the Donchian Channel for a given DataFrame.</text:p>
      <text:p text:style-name="Standard"/>
      <text:p text:style-name="P1">Parameters:</text:p>
      <text:p text:style-name="P1">- data (DataFrame): The DataFrame containing the price data and Donchian Channel.</text:p>
      <text:p text:style-name="P1">- window (int): The window size to plot the Donchian Channel for.</text:p>
      <text:p text:style-name="Standard"/>
      <text:p text:style-name="P1">Enhancements include explicit type hinting and Pythonic best practices for plotting.</text:p>
      <text:p text:style-name="P1">"""</text:p>
      <text:p text:style-name="P2"><text:span text:style-name="T8">plt</text:span><text:span text:style-name="T1">.</text:span><text:span text:style-name="T6">plot</text:span><text:span text:style-name="T1">(</text:span></text:p>
      <text:p text:style-name="P2">data<text:span text:style-name="T1">[-</text:span>window<text:span text:style-name="T1">:].close, </text:span>label<text:span text:style-name="T1">=</text:span><text:span text:style-name="T3">"CLOSE"</text:span><text:span text:style-name="T1">, </text:span>color<text:span text:style-name="T1">=</text:span><text:span text:style-name="T3">"blue"</text:span></text:p>
      <text:p text:style-name="P2"><text:span text:style-name="T1">) </text:span># Explicit color for clarity</text:p>
      <text:p text:style-name="P2"><text:span text:style-name="T8">plt</text:span><text:span text:style-name="T1">.</text:span><text:span text:style-name="T6">plot</text:span><text:span text:style-name="T1">(</text:span>data<text:span text:style-name="T1">[-</text:span>window<text:span text:style-name="T1">:].dcl, </text:span>color<text:span text:style-name="T1">=</text:span><text:span text:style-name="T3">"black"</text:span><text:span text:style-name="T1">, </text:span>linestyle<text:span text:style-name="T1">=</text:span><text:span text:style-name="T3">"--"</text:span><text:span text:style-name="T1">, </text:span>alpha<text:span text:style-name="T1">=</text:span><text:span text:style-name="T6">0.3</text:span><text:span text:style-name="T1">, </text:span>label<text:span text:style-name="T1">=</text:span><text:span text:style-name="T3">"DCL"</text:span><text:span text:style-name="T1">)</text:span></text:p>
      <text:p text:style-name="P2"><text:span text:style-name="T8">plt</text:span><text:span text:style-name="T1">.</text:span><text:span text:style-name="T6">plot</text:span><text:span text:style-name="T1">(</text:span>data<text:span text:style-name="T1">[-</text:span>window<text:span text:style-name="T1">:].dcm, </text:span>color<text:span text:style-name="T1">=</text:span><text:span text:style-name="T3">"orange"</text:span><text:span text:style-name="T1">, </text:span>label<text:span text:style-name="T1">=</text:span><text:span text:style-name="T3">"DCM"</text:span><text:span text:style-name="T1">)</text:span></text:p>
      <text:p text:style-name="P2"><text:span text:style-name="T8">plt</text:span><text:span text:style-name="T1">.</text:span><text:span text:style-name="T6">plot</text:span><text:span text:style-name="T1">(</text:span>data<text:span text:style-name="T1">[-</text:span>window<text:span text:style-name="T1">:].dcu, </text:span>color<text:span text:style-name="T1">=</text:span><text:span text:style-name="T3">"black"</text:span><text:span text:style-name="T1">, </text:span>linestyle<text:span text:style-name="T1">=</text:span><text:span text:style-name="T3">"--"</text:span><text:span text:style-name="T1">, </text:span>alpha<text:span text:style-name="T1">=</text:span><text:span text:style-name="T6">0.3</text:span><text:span text:style-name="T1">, </text:span>label<text:span text:style-name="T1">=</text:span><text:span text:style-name="T3">"DCU"</text:span><text:span text:style-name="T1">)</text:span></text:p>
      <text:p text:style-name="P2"><text:span text:style-name="T8">plt</text:span><text:span text:style-name="T1">.</text:span><text:span text:style-name="T6">legend</text:span><text:span text:style-name="T1">()</text:span></text:p>
      <text:p text:style-name="P2"><text:span text:style-name="T8">plt</text:span><text:span text:style-name="T1">.</text:span><text:span text:style-name="T6">title</text:span><text:span text:style-name="T1">(</text:span><text:span text:style-name="T3">"AAPL Donchian Channels Over Last 300 Days"</text:span><text:span text:style-name="T1">, </text:span>fontsize<text:span text:style-name="T1">=</text:span><text:span text:style-name="T6">15</text:span><text:span text:style-name="T1">)</text:span></text:p>
      <text:p text:style-name="P2"><text:span text:style-name="T8">plt</text:span><text:span text:style-name="T1">.</text:span><text:span text:style-name="T6">xlabel</text:span><text:span text:style-name="T1">(</text:span><text:span text:style-name="T3">"Date"</text:span><text:span text:style-name="T1">, </text:span>fontsize<text:span text:style-name="T1">=</text:span><text:span text:style-name="T6">12</text:span><text:span text:style-name="T1">)</text:span></text:p>
      <text:p text:style-name="P2"><text:span text:style-name="T8">plt</text:span><text:span text:style-name="T1">.</text:span><text:span text:style-name="T6">ylabel</text:span><text:span text:style-name="T1">(</text:span><text:span text:style-name="T3">"Price"</text:span><text:span text:style-name="T1">, </text:span>fontsize<text:span text:style-name="T1">=</text:span><text:span text:style-name="T6">12</text:span><text:span text:style-name="T1">)</text:span></text:p>
      <text:p text:style-name="P2"><text:span text:style-name="T8">plt</text:span><text:span text:style-name="T1">.</text:span><text:span text:style-name="T6">show</text:span><text:span text:style-name="T1">()</text:span></text:p>
      <text:p text:style-name="P5"/>
      <text:p text:style-name="P2"># BACKTESTING THE STRATEGY</text:p>
      <text:p text:style-name="P2"><text:span text:style-name="T2">def</text:span><text:span text:style-name="T1"> </text:span>implement_basic_backtest<text:span text:style-name="T1">(</text:span>data<text:span text:style-name="T1">: </text:span><text:span text:style-name="T9">DataFrame</text:span><text:span text:style-name="T1">, </text:span>investment<text:span text:style-name="T1">: </text:span><text:span text:style-name="T2">float</text:span><text:span text:style-name="T1">) -&gt; </text:span><text:span text:style-name="T2">Tuple</text:span><text:span text:style-name="T1">[</text:span><text:span text:style-name="T2">float</text:span><text:span text:style-name="T1">, </text:span><text:span text:style-name="T2">float</text:span><text:span text:style-name="T1">]:</text:span></text:p>
      <text:p text:style-name="P1">"""</text:p>
      <text:p text:style-name="P1">Implements a basic backtest of a trading strategy based on the Donchian Channel.</text:p>
      <text:p text:style-name="Standard"/>
      <text:p text:style-name="P1">Parameters:</text:p>
      <text:p text:style-name="P1">- data (DataFrame): The DataFrame containing the price data and Donchian Channel.</text:p>
      <text:p text:style-name="P1">- investment (float): The initial investment amount.</text:p>
      <text:p text:style-name="Standard"/>
      <text:p text:style-name="P1">Returns:</text:p>
      <text:p text:style-name="P1">- Tuple[float, float]: A tuple containing the final equity and ROI.</text:p>
      <text:p text:style-name="Standard"/>
      <text:p text:style-name="P1">Enhancements include explicit type hinting, improved logging, and error handling.</text:p>
      <text:p text:style-name="P1">"""</text:p>
      <text:p text:style-name="P2"><text:span text:style-name="T9">in_position</text:span><text:span text:style-name="T1">: </text:span><text:span text:style-name="T2">bool</text:span><text:span text:style-name="T1"> = </text:span><text:span text:style-name="T2">False</text:span></text:p>
      <text:p text:style-name="P2"><text:span text:style-name="T9">equity</text:span><text:span text:style-name="T1">: </text:span><text:span text:style-name="T2">float</text:span><text:span text:style-name="T1"> = </text:span>investment</text:p>
      <text:p text:style-name="P2"><text:span text:style-name="T9">no_of_shares</text:span><text:span text:style-name="T1">: </text:span><text:span text:style-name="T2">int</text:span><text:span text:style-name="T1"> = </text:span><text:span text:style-name="T6">0</text:span></text:p>
      <text:p text:style-name="P2">for<text:span text:style-name="T1"> </text:span><text:span text:style-name="T9">i</text:span><text:span text:style-name="T1"> </text:span>in<text:span text:style-name="T1"> </text:span><text:span text:style-name="T2">range</text:span><text:span text:style-name="T1">(</text:span><text:span text:style-name="T6">3</text:span><text:span text:style-name="T1">, </text:span><text:span text:style-name="T2">len</text:span><text:span text:style-name="T1">(</text:span>data<text:span text:style-name="T1">)):</text:span></text:p>
      <text:p text:style-name="P2">if<text:span text:style-name="T1"> </text:span>data<text:span text:style-name="T1">[</text:span><text:span text:style-name="T3">"high"</text:span><text:span text:style-name="T1">][</text:span><text:span text:style-name="T9">i</text:span><text:span text:style-name="T1">] == </text:span>data<text:span text:style-name="T1">[</text:span><text:span text:style-name="T3">"dcu"</text:span><text:span text:style-name="T1">][</text:span><text:span text:style-name="T9">i</text:span><text:span text:style-name="T1">] </text:span><text:span text:style-name="T7">and</text:span><text:span text:style-name="T1"> </text:span><text:span text:style-name="T7">not</text:span><text:span text:style-name="T1"> </text:span><text:span text:style-name="T9">in_position</text:span><text:span text:style-name="T1">:</text:span></text:p>
      <text:p text:style-name="P2"><text:span text:style-name="T9">no_of_shares</text:span><text:span text:style-name="T1"> = </text:span><text:span text:style-name="T8">math</text:span><text:span text:style-name="T1">.</text:span><text:span text:style-name="T6">floor</text:span><text:span text:style-name="T1">(</text:span><text:span text:style-name="T9">equity</text:span><text:span text:style-name="T1"> / </text:span>data<text:span text:style-name="T1">[</text:span><text:span text:style-name="T3">"close"</text:span><text:span text:style-name="T1">][</text:span><text:span text:style-name="T9">i</text:span><text:span text:style-name="T1">])</text:span></text:p>
      <text:p text:style-name="P2"><text:span text:style-name="T9">equity</text:span><text:span text:style-name="T1"> -= </text:span><text:span text:style-name="T9">no_of_shares</text:span><text:span text:style-name="T1"> * </text:span>data<text:span text:style-name="T1">[</text:span><text:span text:style-name="T3">"close"</text:span><text:span text:style-name="T1">][</text:span><text:span text:style-name="T9">i</text:span><text:span text:style-name="T1">]</text:span></text:p>
      <text:p text:style-name="P2"><text:soft-page-break/><text:span text:style-name="T9">in_position</text:span><text:span text:style-name="T1"> = </text:span><text:span text:style-name="T2">True</text:span></text:p>
      <text:p text:style-name="P2"><text:span text:style-name="T2">print</text:span><text:span text:style-name="T1">(</text:span></text:p>
      <text:p text:style-name="P2"><text:span text:style-name="T6">cl</text:span><text:span text:style-name="T1">(</text:span></text:p>
      <text:p text:style-name="P2"><text:span text:style-name="T2">f</text:span><text:span text:style-name="T3">"BUY: </text:span><text:span text:style-name="T5">{</text:span><text:span text:style-name="T9">no_of_shares</text:span><text:span text:style-name="T5">}</text:span><text:span text:style-name="T3"> Shares at $</text:span><text:span text:style-name="T5">{</text:span>data<text:span text:style-name="T1">[</text:span><text:span text:style-name="T3">'close'</text:span><text:span text:style-name="T1">][</text:span><text:span text:style-name="T9">i</text:span><text:span text:style-name="T1">]</text:span><text:span text:style-name="T5">}</text:span><text:span text:style-name="T3"> on </text:span><text:span text:style-name="T5">{</text:span>data<text:span text:style-name="T1">.</text:span><text:span text:style-name="T12">index</text:span><text:span text:style-name="T1">[</text:span><text:span text:style-name="T9">i</text:span><text:span text:style-name="T1">].</text:span><text:span text:style-name="T4">date</text:span><text:span text:style-name="T1">()</text:span><text:span text:style-name="T5">}</text:span><text:span text:style-name="T3">"</text:span><text:span text:style-name="T1">,</text:span></text:p>
      <text:p text:style-name="P2"><text:span text:style-name="T3">"green"</text:span><text:span text:style-name="T1">,</text:span></text:p>
      <text:p text:style-name="P4">)</text:p>
      <text:p text:style-name="P4">)</text:p>
      <text:p text:style-name="P2">elif<text:span text:style-name="T1"> </text:span>data<text:span text:style-name="T1">[</text:span><text:span text:style-name="T3">"low"</text:span><text:span text:style-name="T1">][</text:span><text:span text:style-name="T9">i</text:span><text:span text:style-name="T1">] == </text:span>data<text:span text:style-name="T1">[</text:span><text:span text:style-name="T3">"dcl"</text:span><text:span text:style-name="T1">][</text:span><text:span text:style-name="T9">i</text:span><text:span text:style-name="T1">] </text:span><text:span text:style-name="T7">and</text:span><text:span text:style-name="T1"> </text:span><text:span text:style-name="T9">in_position</text:span><text:span text:style-name="T1">:</text:span></text:p>
      <text:p text:style-name="P2"><text:span text:style-name="T9">equity</text:span><text:span text:style-name="T1"> += </text:span><text:span text:style-name="T9">no_of_shares</text:span><text:span text:style-name="T1"> * </text:span>data<text:span text:style-name="T1">[</text:span><text:span text:style-name="T3">"close"</text:span><text:span text:style-name="T1">][</text:span><text:span text:style-name="T9">i</text:span><text:span text:style-name="T1">]</text:span></text:p>
      <text:p text:style-name="P2"><text:span text:style-name="T9">in_position</text:span><text:span text:style-name="T1"> = </text:span><text:span text:style-name="T2">False</text:span></text:p>
      <text:p text:style-name="P2"><text:span text:style-name="T2">print</text:span><text:span text:style-name="T1">(</text:span></text:p>
      <text:p text:style-name="P2"><text:span text:style-name="T6">cl</text:span><text:span text:style-name="T1">(</text:span></text:p>
      <text:p text:style-name="P2"><text:span text:style-name="T2">f</text:span><text:span text:style-name="T3">"SELL: </text:span><text:span text:style-name="T5">{</text:span><text:span text:style-name="T9">no_of_shares</text:span><text:span text:style-name="T5">}</text:span><text:span text:style-name="T3"> Shares at $</text:span><text:span text:style-name="T5">{</text:span>data<text:span text:style-name="T1">[</text:span><text:span text:style-name="T3">'close'</text:span><text:span text:style-name="T1">][</text:span><text:span text:style-name="T9">i</text:span><text:span text:style-name="T1">]</text:span><text:span text:style-name="T5">}</text:span><text:span text:style-name="T3"> on </text:span><text:span text:style-name="T5">{</text:span>data<text:span text:style-name="T1">.</text:span><text:span text:style-name="T12">index</text:span><text:span text:style-name="T1">[</text:span><text:span text:style-name="T9">i</text:span><text:span text:style-name="T1">].</text:span><text:span text:style-name="T4">date</text:span><text:span text:style-name="T1">()</text:span><text:span text:style-name="T5">}</text:span><text:span text:style-name="T3">"</text:span><text:span text:style-name="T1">,</text:span></text:p>
      <text:p text:style-name="P2"><text:span text:style-name="T3">"red"</text:span><text:span text:style-name="T1">,</text:span></text:p>
      <text:p text:style-name="P4">)</text:p>
      <text:p text:style-name="P4">)</text:p>
      <text:p text:style-name="P2">if<text:span text:style-name="T1"> </text:span><text:span text:style-name="T9">in_position</text:span><text:span text:style-name="T1">:</text:span></text:p>
      <text:p text:style-name="P2"><text:span text:style-name="T9">equity</text:span><text:span text:style-name="T1"> += </text:span><text:span text:style-name="T9">no_of_shares</text:span><text:span text:style-name="T1"> * </text:span>data<text:span text:style-name="T1">[</text:span><text:span text:style-name="T3">"close"</text:span><text:span text:style-name="T1">][-</text:span><text:span text:style-name="T6">1</text:span><text:span text:style-name="T1">]</text:span></text:p>
      <text:p text:style-name="P2"><text:span text:style-name="T2">print</text:span><text:span text:style-name="T1">(</text:span></text:p>
      <text:p text:style-name="P2"><text:span text:style-name="T6">cl</text:span><text:span text:style-name="T1">(</text:span></text:p>
      <text:p text:style-name="P2"><text:span text:style-name="T2">f</text:span><text:span text:style-name="T3">"Closing position at $</text:span><text:span text:style-name="T5">{</text:span>data<text:span text:style-name="T1">[</text:span><text:span text:style-name="T3">'close'</text:span><text:span text:style-name="T1">][-</text:span><text:span text:style-name="T6">1</text:span><text:span text:style-name="T1">]</text:span><text:span text:style-name="T5">}</text:span><text:span text:style-name="T3"> on </text:span><text:span text:style-name="T5">{</text:span>data<text:span text:style-name="T1">.</text:span><text:span text:style-name="T12">index</text:span><text:span text:style-name="T1">[-</text:span><text:span text:style-name="T6">1</text:span><text:span text:style-name="T1">].</text:span><text:span text:style-name="T4">date</text:span><text:span text:style-name="T1">()</text:span><text:span text:style-name="T5">}</text:span><text:span text:style-name="T3">"</text:span><text:span text:style-name="T1">,</text:span></text:p>
      <text:p text:style-name="P2"><text:span text:style-name="T3">"yellow"</text:span><text:span text:style-name="T1">,</text:span></text:p>
      <text:p text:style-name="P4">)</text:p>
      <text:p text:style-name="P4">)</text:p>
      <text:p text:style-name="P2"><text:span text:style-name="T9">in_position</text:span><text:span text:style-name="T1"> = </text:span><text:span text:style-name="T2">False</text:span></text:p>
      <text:p text:style-name="P2"><text:span text:style-name="T9">earning</text:span><text:span text:style-name="T1">: </text:span><text:span text:style-name="T2">float</text:span><text:span text:style-name="T1"> = </text:span><text:span text:style-name="T2">round</text:span><text:span text:style-name="T1">(</text:span><text:span text:style-name="T9">equity</text:span><text:span text:style-name="T1"> - </text:span>investment<text:span text:style-name="T1">, </text:span><text:span text:style-name="T6">2</text:span><text:span text:style-name="T1">)</text:span></text:p>
      <text:p text:style-name="P2"><text:span text:style-name="T9">roi</text:span><text:span text:style-name="T1">: </text:span><text:span text:style-name="T2">float</text:span><text:span text:style-name="T1"> = </text:span><text:span text:style-name="T2">round</text:span><text:span text:style-name="T1">((</text:span><text:span text:style-name="T9">earning</text:span><text:span text:style-name="T1"> / </text:span>investment<text:span text:style-name="T1">) * </text:span><text:span text:style-name="T6">100</text:span><text:span text:style-name="T1">, </text:span><text:span text:style-name="T6">2</text:span><text:span text:style-name="T1">)</text:span></text:p>
      <text:p text:style-name="P2"><text:span text:style-name="T2">print</text:span><text:span text:style-name="T1">(</text:span><text:span text:style-name="T6">cl</text:span><text:span text:style-name="T1">(</text:span><text:span text:style-name="T2">f</text:span><text:span text:style-name="T3">"EARNING: $</text:span><text:span text:style-name="T5">{</text:span><text:span text:style-name="T9">earning</text:span><text:span text:style-name="T5">}</text:span><text:span text:style-name="T3"> ; ROI: </text:span><text:span text:style-name="T5">{</text:span><text:span text:style-name="T9">roi</text:span><text:span text:style-name="T5">}</text:span><text:span text:style-name="T3">%"</text:span><text:span text:style-name="T1">, </text:span><text:span text:style-name="T3">"blue"</text:span><text:span text:style-name="T1">))</text:span></text:p>
      <text:p text:style-name="P2">return<text:span text:style-name="T1"> </text:span><text:span text:style-name="T9">equity</text:span><text:span text:style-name="T1">, </text:span><text:span text:style-name="T9">roi</text:span></text:p>
      <text:p text:style-name="P5"/>
      <text:p text:style-name="P2"># COMPARING WITH SPY ETF</text:p>
      <text:p text:style-name="P2"><text:span text:style-name="T2">def</text:span><text:span text:style-name="T1"> </text:span>compare_with_spy<text:span text:style-name="T1">(</text:span>data_aapl<text:span text:style-name="T1">: </text:span><text:span text:style-name="T9">DataFrame</text:span><text:span text:style-name="T1">, </text:span>data_spy<text:span text:style-name="T1">: </text:span><text:span text:style-name="T9">DataFrame</text:span><text:span text:style-name="T1">) -&gt; </text:span><text:span text:style-name="T2">None</text:span><text:span text:style-name="T1">:</text:span></text:p>
      <text:p text:style-name="P1">"""</text:p>
      <text:p text:style-name="P1">Compares the ROI of AAPL with the SPY ETF over the same period.</text:p>
      <text:p text:style-name="Standard"/>
      <text:p text:style-name="P1">Parameters:</text:p>
      <text:p text:style-name="P1">- data_aapl (DataFrame): The DataFrame containing AAPL's price data.</text:p>
      <text:p text:style-name="P1">- data_spy (DataFrame): The DataFrame containing SPY's price data.</text:p>
      <text:p text:style-name="Standard"/>
      <text:p text:style-name="P1">Enhancements include explicit type hinting and improved calculation for comparison.</text:p>
      <text:p text:style-name="P1">"""</text:p>
      <text:p text:style-name="P2"><text:span text:style-name="T9">spy_ret</text:span><text:span text:style-name="T1">: </text:span><text:span text:style-name="T2">float</text:span><text:span text:style-name="T1"> = </text:span><text:span text:style-name="T2">round</text:span><text:span text:style-name="T1">(</text:span></text:p>
      <text:p text:style-name="P4">(</text:p>
      <text:p text:style-name="P2"><text:span text:style-name="T1">(</text:span>data_spy<text:span text:style-name="T1">[</text:span><text:span text:style-name="T3">"close"</text:span><text:span text:style-name="T1">].</text:span><text:span text:style-name="T12">iloc</text:span><text:span text:style-name="T1">[-</text:span><text:span text:style-name="T6">1</text:span><text:span text:style-name="T1">] - </text:span>data_spy<text:span text:style-name="T1">[</text:span><text:span text:style-name="T3">"close"</text:span><text:span text:style-name="T1">].</text:span><text:span text:style-name="T12">iloc</text:span><text:span text:style-name="T1">[</text:span><text:span text:style-name="T6">0</text:span><text:span text:style-name="T1">])</text:span></text:p>
      <text:p text:style-name="P2"><text:span text:style-name="T1">/ </text:span>data_spy<text:span text:style-name="T1">[</text:span><text:span text:style-name="T3">"close"</text:span><text:span text:style-name="T1">].</text:span><text:span text:style-name="T12">iloc</text:span><text:span text:style-name="T1">[</text:span><text:span text:style-name="T6">0</text:span><text:span text:style-name="T1">]</text:span></text:p>
      <text:p text:style-name="P4">)</text:p>
      <text:p text:style-name="P2"><text:span text:style-name="T1">* </text:span><text:span text:style-name="T6">100</text:span><text:span text:style-name="T1">,</text:span></text:p>
      <text:p text:style-name="P2"><text:span text:style-name="T6">2</text:span><text:span text:style-name="T1">,</text:span></text:p>
      <text:p text:style-name="P4">)</text:p>
      <text:p text:style-name="P2"><text:span text:style-name="T2">print</text:span><text:span text:style-name="T1">(</text:span><text:span text:style-name="T6">cl</text:span><text:span text:style-name="T1">(</text:span><text:span text:style-name="T2">f</text:span><text:span text:style-name="T3">"SPY ETF buy/hold return: </text:span><text:span text:style-name="T5">{</text:span><text:span text:style-name="T9">spy_ret</text:span><text:span text:style-name="T5">}</text:span><text:span text:style-name="T3">%"</text:span><text:span text:style-name="T1">, </text:span><text:span text:style-name="T3">"magenta"</text:span><text:span text:style-name="T1">))</text:span></text:p>
      <text:p text:style-name="P5"/>
      <text:p text:style-name="P2"><text:soft-page-break/># Main execution block</text:p>
      <text:p text:style-name="P2">if<text:span text:style-name="T1"> </text:span><text:span text:style-name="T9">__name__</text:span><text:span text:style-name="T1"> == </text:span><text:span text:style-name="T3">"__main__"</text:span><text:span text:style-name="T1">:</text:span></text:p>
      <text:p text:style-name="P2"># Fetching historical data for AAPL and SPY</text:p>
      <text:p text:style-name="P2"><text:span text:style-name="T9">aapl_data</text:span><text:span text:style-name="T1">: </text:span><text:span text:style-name="T9">DataFrame</text:span><text:span text:style-name="T1"> = </text:span><text:span text:style-name="T6">get_historical_data</text:span><text:span text:style-name="T1">(</text:span><text:span text:style-name="T3">"AAPL"</text:span><text:span text:style-name="T1">, </text:span><text:span text:style-name="T3">"1993-01-01"</text:span><text:span text:style-name="T1">, </text:span><text:span text:style-name="T3">"1W"</text:span><text:span text:style-name="T1">)</text:span></text:p>
      <text:p text:style-name="P2"><text:span text:style-name="T9">spy_data</text:span><text:span text:style-name="T1">: </text:span><text:span text:style-name="T9">DataFrame</text:span><text:span text:style-name="T1"> = </text:span><text:span text:style-name="T6">get_historical_data</text:span><text:span text:style-name="T1">(</text:span><text:span text:style-name="T3">"SPY"</text:span><text:span text:style-name="T1">, </text:span><text:span text:style-name="T3">"1993-01-01"</text:span><text:span text:style-name="T1">, </text:span><text:span text:style-name="T3">"1W"</text:span><text:span text:style-name="T1">)</text:span></text:p>
      <text:p text:style-name="Standard"/>
      <text:p text:style-name="P2"># Plotting Donchian Channel for AAPL</text:p>
      <text:p text:style-name="P2"><text:span text:style-name="T6">plot_donchian_channel</text:span><text:span text:style-name="T1">(</text:span><text:span text:style-name="T9">aapl_data</text:span><text:span text:style-name="T1">)</text:span></text:p>
      <text:p text:style-name="Standard"/>
      <text:p text:style-name="P2"># Implementing basic backtest on AAPL data with an initial investment</text:p>
      <text:p text:style-name="P2"><text:span text:style-name="T9">final_equity</text:span><text:span text:style-name="T1">, </text:span><text:span text:style-name="T9">roi</text:span><text:span text:style-name="T1"> = </text:span><text:span text:style-name="T6">implement_basic_backtest</text:span><text:span text:style-name="T1">(</text:span><text:span text:style-name="T9">aapl_data</text:span><text:span text:style-name="T1">, </text:span><text:span text:style-name="T6">100000</text:span><text:span text:style-name="T1">)</text:span></text:p>
      <text:p text:style-name="P2"><text:span text:style-name="T2">print</text:span><text:span text:style-name="T1">(</text:span><text:span text:style-name="T6">cl</text:span><text:span text:style-name="T1">(</text:span><text:span text:style-name="T2">f</text:span><text:span text:style-name="T3">"Final Equity: $</text:span><text:span text:style-name="T5">{</text:span><text:span text:style-name="T9">final_equity</text:span><text:span text:style-name="T5">}</text:span><text:span text:style-name="T3">"</text:span><text:span text:style-name="T1">, </text:span><text:span text:style-name="T3">"blue"</text:span><text:span text:style-name="T1">))</text:span></text:p>
      <text:p text:style-name="P2"><text:span text:style-name="T2">print</text:span><text:span text:style-name="T1">(</text:span><text:span text:style-name="T6">cl</text:span><text:span text:style-name="T1">(</text:span><text:span text:style-name="T2">f</text:span><text:span text:style-name="T3">"ROI: </text:span><text:span text:style-name="T5">{</text:span><text:span text:style-name="T9">roi</text:span><text:span text:style-name="T5">}</text:span><text:span text:style-name="T3">%"</text:span><text:span text:style-name="T1">, </text:span><text:span text:style-name="T3">"blue"</text:span><text:span text:style-name="T1">))</text:span></text:p>
      <text:p text:style-name="Standard"/>
      <text:p text:style-name="P2"># Comparing AAPL performance with SPY ETF</text:p>
      <text:p text:style-name="P2"><text:span text:style-name="T6">compare_with_spy</text:span><text:span text:style-name="T1">(</text:span><text:span text:style-name="T9">aapl_data</text:span><text:span text:style-name="T1">, </text:span><text:span text:style-name="T9">spy_data</text:span><text:span text:style-name="T1">)</text:span></text:p>
      <text:p text:style-name="P3"/>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2:57:59.252396429</meta:creation-date>
    <dc:date>2024-04-15T23:20:54.678511338</dc:date>
    <meta:editing-duration>PT10H22M55S</meta:editing-duration>
    <meta:editing-cycles>3</meta:editing-cycles>
    <meta:generator>LibreOffice/7.6.5.2$Linux_X86_64 LibreOffice_project/60$Build-2</meta:generator>
    <meta:document-statistic meta:table-count="0" meta:image-count="0" meta:object-count="0" meta:page-count="20" meta:paragraph-count="816" meta:word-count="4316" meta:character-count="38432" meta:non-whitespace-character-count="30411"/>
  </office:meta>
</office:document-meta>
</file>